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tru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tru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8000" fo:font-family="Arial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tru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8000" fo:font-family="Arial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8000" fo:font-family="Arial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tru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8000" fo:font-family="Arial"/>
    </style:style>
    <style:style style:name="ACE-8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339966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tru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OL-1" style:family="table-column">
      <style:table-column-properties style:column-width="64.008pt" style:use-optimal-column-width="true"/>
    </style:style>
    <style:style style:name="ACOL-2" style:family="table-column">
      <style:table-column-properties style:column-width="77.4144pt" style:use-optimal-column-width="true"/>
    </style:style>
    <style:style style:name="ACOL-3" style:family="table-column"/>
    <style:style style:name="AROW-1" style:family="table-row">
      <style:table-row-properties style:row-height="14.65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4" table:style-name="ACOL-1"/>
        <table:table-column table:default-cell-style-name="ACE-6" table:style-name="ACOL-1" table:number-columns-repeated="2"/>
        <table:table-column table:default-cell-style-name="ACE-2" table:style-name="ACOL-1" table:number-columns-repeated="3"/>
        <table:table-column table:default-cell-style-name="ACE-2" table:style-name="ACOL-2"/>
        <table:table-column table:default-cell-style-name="ACE-2" table:style-name="ACOL-1" table:number-columns-repeated="2"/>
        <table:table-column table:default-cell-style-name="ACE-10" table:style-name="ACOL-1" table:number-columns-repeated="2"/>
        <table:table-column table:style-name="ACOL-0" table:number-columns-repeated="116"/>
        <table:table-row table:style-name="AROW-1">
          <table:table-cell table:style-name="ACE-0" office:value-type="string">
            <text:p>Col 1</text:p>
          </table:table-cell>
          <table:table-cell table:style-name="ACE-4" office:value-type="string">
            <text:p>Col 2</text:p>
          </table:table-cell>
          <table:table-cell table:style-name="ACE-6" office:value-type="string">
            <text:p>Col 3</text:p>
          </table:table-cell>
          <table:table-cell table:style-name="ACE-6" office:value-type="string">
            <text:p>Col 4</text:p>
          </table:table-cell>
          <table:table-cell table:style-name="ACE-2" office:value-type="string">
            <text:p>Col 5</text:p>
          </table:table-cell>
          <table:table-cell table:style-name="ACE-2" office:value-type="string">
            <text:p>Col 6</text:p>
          </table:table-cell>
          <table:table-cell table:style-name="ACE-2" office:value-type="string">
            <text:p>Col 7</text:p>
          </table:table-cell>
          <table:table-cell table:style-name="ACE-2" office:value-type="string">
            <text:p>Col 8</text:p>
          </table:table-cell>
          <table:table-cell table:style-name="ACE-2" office:value-type="string">
            <text:p>Col 9</text:p>
          </table:table-cell>
          <table:table-cell table:style-name="ACE-2" office:value-type="string">
            <text:p>Col 10</text:p>
          </table:table-cell>
          <table:table-cell table:style-name="ACE-2" office:value-type="string">
            <text:p>Col 11</text:p>
          </table:table-cell>
          <table:table-cell table:style-name="ACE-11" office:value-type="string">
            <text:p>Col 12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07-02-27">
            <text:p>02/27/07</text:p>
          </table:table-cell>
          <table:table-cell table:style-name="ACE-4" office:value-type="float" office:value="1399.04">
            <text:p>1,399.04</text:p>
          </table:table-cell>
          <table:table-cell table:style-name="ACE-6" office:value-type="float" office:value="12216.24">
            <text:p>12,216.24 </text:p>
          </table:table-cell>
          <table:table-cell table:style-name="ACE-6" office:value-type="float" office:value="2407.8600000000001">
            <text:p>2,407.86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number-columns-repeated="2" table:style-name="ACE-10"/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07-10-23">
            <text:p>10/23/07</text:p>
          </table:table-cell>
          <table:table-cell table:style-name="ACE-4" office:value-type="float" office:value="1519.5899999999999">
            <text:p>1,519.59</text:p>
          </table:table-cell>
          <table:table-cell table:style-name="ACE-6" office:value-type="float" office:value="13676.23">
            <text:p>13,676.23 </text:p>
          </table:table-cell>
          <table:table-cell table:style-name="ACE-6" office:value-type="float" office:value="2799.2600000000002">
            <text:p>2,799.26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3]/[.I2]" office:value-type="float" office:value="1.1666666666666667">
            <text:p>116.67%</text:p>
          </table:table-cell>
          <table:table-cell table:style-name="ACE-10" table:formula="of:=([.C3]-[.C2])/[.C2]" office:value-type="float" office:value="0.11951222307354799">
            <text:p>11.95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1-04-26">
            <text:p>04/26/11</text:p>
          </table:table-cell>
          <table:table-cell table:style-name="ACE-4" office:value-type="float" office:value="1347.24">
            <text:p>1,347.24</text:p>
          </table:table-cell>
          <table:table-cell table:style-name="ACE-6" office:value-type="float" office:value="12595.370000000001">
            <text:p>12,595.37 </text:p>
          </table:table-cell>
          <table:table-cell table:style-name="ACE-6" office:value-type="float" office:value="2847.54">
            <text:p>2,847.54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4]/[.I3]" office:value-type="float" office:value="1.1666666666666667">
            <text:p>116.67%</text:p>
          </table:table-cell>
          <table:table-cell table:style-name="ACE-10" table:formula="of:=([.C4]-[.C3])/[.C3]" office:value-type="float" office:value="-0.079032013939513951">
            <text:p>−7.90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1-12-30">
            <text:p>12/30/11</text:p>
          </table:table-cell>
          <table:table-cell table:style-name="ACE-4" office:value-type="float" office:value="1257.5999999999999">
            <text:p>1,257.60</text:p>
          </table:table-cell>
          <table:table-cell table:style-name="ACE-6" office:value-type="float" office:value="12217.559999999999">
            <text:p>12,217.56 </text:p>
          </table:table-cell>
          <table:table-cell table:style-name="ACE-6" office:value-type="float" office:value="2605.1500000000001">
            <text:p>2,605.15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5]/[.I4]" office:value-type="float" office:value="1.1666666666666667">
            <text:p>116.67%</text:p>
          </table:table-cell>
          <table:table-cell table:style-name="ACE-10" table:formula="of:=([.C5]-[.C4])/[.C4]" office:value-type="float" office:value="-0.029995942953641004">
            <text:p>−3.00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2-02-06">
            <text:p>02/06/12</text:p>
          </table:table-cell>
          <table:table-cell table:style-name="ACE-4" office:value-type="float" office:value="1344.3299999999999">
            <text:p>1,344.33</text:p>
          </table:table-cell>
          <table:table-cell table:style-name="ACE-6" office:value-type="float" office:value="12845.129999999999">
            <text:p>12,845.13 </text:p>
          </table:table-cell>
          <table:table-cell table:style-name="ACE-6" office:value-type="float" office:value="2901.9899999999998">
            <text:p>2,901.99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6]/[.I5]" office:value-type="float" office:value="1.1666666666666667">
            <text:p>116.67%</text:p>
          </table:table-cell>
          <table:table-cell table:style-name="ACE-10" table:formula="of:=([.C6]-[.C5])/[.C5]" office:value-type="float" office:value="0.051366230245646412">
            <text:p>5.14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2-02-08">
            <text:p>02/08/12</text:p>
          </table:table-cell>
          <table:table-cell table:style-name="ACE-4" office:value-type="float" office:value="1349.96">
            <text:p>1,349.96</text:p>
          </table:table-cell>
          <table:table-cell table:style-name="ACE-6" office:value-type="float" office:value="12883.950000000001">
            <text:p>12,883.95 </text:p>
          </table:table-cell>
          <table:table-cell table:style-name="ACE-6" office:value-type="float" office:value="2915.8600000000001">
            <text:p>2,915.86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7]/[.I6]" office:value-type="float" office:value="1.1666666666666667">
            <text:p>116.67%</text:p>
          </table:table-cell>
          <table:table-cell table:style-name="ACE-10" table:formula="of:=([.C7]-[.C6])/[.C6]" office:value-type="float" office:value="0.0030221570353901853">
            <text:p>0.30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2-03-27">
            <text:p>03/27/12</text:p>
          </table:table-cell>
          <table:table-cell table:style-name="ACE-4" office:value-type="float" office:value="1412.52">
            <text:p>1,412.52</text:p>
          </table:table-cell>
          <table:table-cell table:style-name="ACE-6" office:value-type="float" office:value="13197.73">
            <text:p>13,197.73 </text:p>
          </table:table-cell>
          <table:table-cell table:style-name="ACE-6" office:value-type="float" office:value="3120.3499999999999">
            <text:p>3,120.35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8]/[.I7]" office:value-type="float" office:value="1.1666666666666667">
            <text:p>116.67%</text:p>
          </table:table-cell>
          <table:table-cell table:style-name="ACE-10" table:formula="of:=([.C8]-[.C7])/[.C7]" office:value-type="float" office:value="0.024354332328206708">
            <text:p>2.44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2-04-02">
            <text:p>04/02/12</text:p>
          </table:table-cell>
          <table:table-cell table:style-name="ACE-4" office:value-type="float" office:value="1419.04">
            <text:p>1,419.04</text:p>
          </table:table-cell>
          <table:table-cell table:style-name="ACE-6" office:value-type="float" office:value="13264.49">
            <text:p>13,264.49 </text:p>
          </table:table-cell>
          <table:table-cell table:style-name="ACE-6" office:value-type="float" office:value="3119.6999999999998">
            <text:p>3,119.7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9]/[.I8]" office:value-type="float" office:value="1.1666666666666667">
            <text:p>116.67%</text:p>
          </table:table-cell>
          <table:table-cell table:style-name="ACE-10" table:formula="of:=([.C9]-[.C8])/[.C8]" office:value-type="float" office:value="0.0050584456569425368">
            <text:p>0.51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2-08-03">
            <text:p>08/03/12</text:p>
          </table:table-cell>
          <table:table-cell table:style-name="ACE-4" office:value-type="float" office:value="1390.99">
            <text:p>1,390.99</text:p>
          </table:table-cell>
          <table:table-cell table:style-name="ACE-6" office:value-type="float" office:value="13096.17">
            <text:p>13,096.17 </text:p>
          </table:table-cell>
          <table:table-cell table:style-name="ACE-6" office:value-type="float" office:value="2967.9000000000001">
            <text:p>2,967.9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0]/[.I9]" office:value-type="float" office:value="1.1666666666666667">
            <text:p>116.67%</text:p>
          </table:table-cell>
          <table:table-cell table:style-name="ACE-10" table:formula="of:=([.C10]-[.C9])/[.C9]" office:value-type="float" office:value="-0.012689519159801824">
            <text:p>−1.27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2-08-09">
            <text:p>08/09/12</text:p>
          </table:table-cell>
          <table:table-cell table:style-name="ACE-4" office:value-type="float" office:value="1402.8">
            <text:p>1,402.80</text:p>
          </table:table-cell>
          <table:table-cell table:style-name="ACE-6" office:value-type="float" office:value="13165.190000000001">
            <text:p>13,165.19 </text:p>
          </table:table-cell>
          <table:table-cell table:style-name="ACE-6" office:value-type="float" office:value="3018.6399999999999">
            <text:p>3,018.64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1]/[.I10]" office:value-type="float" office:value="1.1666666666666667">
            <text:p>116.67%</text:p>
          </table:table-cell>
          <table:table-cell table:style-name="ACE-10" table:formula="of:=([.C11]-[.C10])/[.C10]" office:value-type="float" office:value="0.0052702431321524105">
            <text:p>0.53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2-08-16">
            <text:p>08/16/12</text:p>
          </table:table-cell>
          <table:table-cell table:style-name="ACE-4" office:value-type="float" office:value="1415.51">
            <text:p>1,415.51</text:p>
          </table:table-cell>
          <table:table-cell table:style-name="ACE-6" office:value-type="float" office:value="13250.110000000001">
            <text:p>13,250.11 </text:p>
          </table:table-cell>
          <table:table-cell table:style-name="ACE-6" office:value-type="float" office:value="3062.3899999999999">
            <text:p>3,062.39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2]/[.I11]" office:value-type="float" office:value="1.1666666666666667">
            <text:p>116.67%</text:p>
          </table:table-cell>
          <table:table-cell table:style-name="ACE-10" table:formula="of:=([.C12]-[.C11])/[.C11]" office:value-type="float" office:value="0.006450343671454804">
            <text:p>0.65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2-08-17">
            <text:p>08/17/12</text:p>
          </table:table-cell>
          <table:table-cell table:style-name="ACE-4" office:value-type="float" office:value="1418.1600000000001">
            <text:p>1,418.16</text:p>
          </table:table-cell>
          <table:table-cell table:style-name="ACE-6" office:value-type="float" office:value="13275.200000000001">
            <text:p>13,275.20 </text:p>
          </table:table-cell>
          <table:table-cell table:style-name="ACE-6" office:value-type="float" office:value="3076.5900000000001">
            <text:p>3,076.59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3]/[.I12]" office:value-type="float" office:value="1.1666666666666667">
            <text:p>116.67%</text:p>
          </table:table-cell>
          <table:table-cell table:style-name="ACE-10" table:formula="of:=([.C13]-[.C12])/[.C12]" office:value-type="float" office:value="0.0018935691854633768">
            <text:p>0.19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2-08-23">
            <text:p>08/23/12</text:p>
          </table:table-cell>
          <table:table-cell table:style-name="ACE-4" office:value-type="float" office:value="1402.0799999999999">
            <text:p>1,402.08</text:p>
          </table:table-cell>
          <table:table-cell table:style-name="ACE-6" office:value-type="float" office:value="13057.459999999999">
            <text:p>13,057.46 </text:p>
          </table:table-cell>
          <table:table-cell table:style-name="ACE-6" office:value-type="float" office:value="3053.4000000000001">
            <text:p>3,053.4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4]/[.I13]" office:value-type="float" office:value="1.1666666666666667">
            <text:p>116.67%</text:p>
          </table:table-cell>
          <table:table-cell table:style-name="ACE-10" table:formula="of:=([.C14]-[.C13])/[.C13]" office:value-type="float" office:value="-0.01640201277570218">
            <text:p>−1.64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2-08-31">
            <text:p>08/31/12</text:p>
          </table:table-cell>
          <table:table-cell table:style-name="ACE-4" office:value-type="float" office:value="1406.5799999999999">
            <text:p>1,406.58</text:p>
          </table:table-cell>
          <table:table-cell table:style-name="ACE-6" office:value-type="float" office:value="13090.84">
            <text:p>13,090.84 </text:p>
          </table:table-cell>
          <table:table-cell table:style-name="ACE-6" office:value-type="float" office:value="3066.96">
            <text:p>3,066.96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5]/[.I14]" office:value-type="float" office:value="1.1666666666666667">
            <text:p>116.67%</text:p>
          </table:table-cell>
          <table:table-cell table:style-name="ACE-10" table:formula="of:=([.C15]-[.C14])/[.C14]" office:value-type="float" office:value="0.0025563930504095759">
            <text:p>0.2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2-09-14">
            <text:p>09/14/12</text:p>
          </table:table-cell>
          <table:table-cell table:style-name="ACE-4" office:value-type="float" office:value="1465.77">
            <text:p>1,465.77</text:p>
          </table:table-cell>
          <table:table-cell table:style-name="ACE-6" office:value-type="float" office:value="13593.370000000001">
            <text:p>13,593.37 </text:p>
          </table:table-cell>
          <table:table-cell table:style-name="ACE-6" office:value-type="float" office:value="3183.9499999999998">
            <text:p>3,183.95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6]/[.I15]" office:value-type="float" office:value="1.1666666666666667">
            <text:p>116.67%</text:p>
          </table:table-cell>
          <table:table-cell table:style-name="ACE-10" table:formula="of:=([.C16]-[.C15])/[.C15]" office:value-type="float" office:value="0.038387910936196659">
            <text:p>3.84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2-09-26">
            <text:p>09/26/12</text:p>
          </table:table-cell>
          <table:table-cell table:style-name="ACE-4" office:value-type="float" office:value="1433.3199999999999">
            <text:p>1,433.32</text:p>
          </table:table-cell>
          <table:table-cell table:style-name="ACE-6" office:value-type="float" office:value="13413.51">
            <text:p>13,413.51 </text:p>
          </table:table-cell>
          <table:table-cell table:style-name="ACE-6" office:value-type="float" office:value="3093.6999999999998">
            <text:p>3,093.7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7]/[.I16]" office:value-type="float" office:value="1.1666666666666667">
            <text:p>116.67%</text:p>
          </table:table-cell>
          <table:table-cell table:style-name="ACE-10" table:formula="of:=([.C17]-[.C16])/[.C16]" office:value-type="float" office:value="-0.013231450332036911">
            <text:p>−1.32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2-10-22">
            <text:p>10/22/12</text:p>
          </table:table-cell>
          <table:table-cell table:style-name="ACE-4" office:value-type="float" office:value="1433.8199999999999">
            <text:p>1,433.82</text:p>
          </table:table-cell>
          <table:table-cell table:style-name="ACE-6" office:value-type="float" office:value="13345.889999999999">
            <text:p>13,345.89 </text:p>
          </table:table-cell>
          <table:table-cell table:style-name="ACE-6" office:value-type="float" office:value="3016.96">
            <text:p>3,016.96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8]/[.I17]" office:value-type="float" office:value="1.1666666666666667">
            <text:p>116.67%</text:p>
          </table:table-cell>
          <table:table-cell table:style-name="ACE-10" table:formula="of:=([.C18]-[.C17])/[.C17]" office:value-type="float" office:value="-0.00504118608775785">
            <text:p>−0.50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2-12-21">
            <text:p>12/21/12</text:p>
          </table:table-cell>
          <table:table-cell table:style-name="ACE-4" office:value-type="float" office:value="1430.1500000000001">
            <text:p>1,430.15</text:p>
          </table:table-cell>
          <table:table-cell table:style-name="ACE-6" office:value-type="float" office:value="13190.84">
            <text:p>13,190.84 </text:p>
          </table:table-cell>
          <table:table-cell table:style-name="ACE-6" office:value-type="float" office:value="3021.0100000000002">
            <text:p>3,021.01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9]/[.I18]" office:value-type="float" office:value="1.1666666666666667">
            <text:p>116.67%</text:p>
          </table:table-cell>
          <table:table-cell table:style-name="ACE-10" table:formula="of:=([.C19]-[.C18])/[.C18]" office:value-type="float" office:value="-0.011617808928441586">
            <text:p>−1.1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2-12-26">
            <text:p>12/26/12</text:p>
          </table:table-cell>
          <table:table-cell table:style-name="ACE-4" office:value-type="float" office:value="1419.8299999999999">
            <text:p>1,419.83</text:p>
          </table:table-cell>
          <table:table-cell table:style-name="ACE-6" office:value-type="float" office:value="13114.59">
            <text:p>13,114.59 </text:p>
          </table:table-cell>
          <table:table-cell table:style-name="ACE-6" office:value-type="float" office:value="2990.1599999999999">
            <text:p>2,990.16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20]/[.I19]" office:value-type="float" office:value="1.1666666666666667">
            <text:p>116.67%</text:p>
          </table:table-cell>
          <table:table-cell table:style-name="ACE-10" table:formula="of:=([.C20]-[.C19])/[.C19]" office:value-type="float" office:value="-0.0057805264865618865">
            <text:p>−0.58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2-12-28">
            <text:p>12/28/12</text:p>
          </table:table-cell>
          <table:table-cell table:style-name="ACE-4" office:value-type="float" office:value="1402.4300000000001">
            <text:p>1,402.43</text:p>
          </table:table-cell>
          <table:table-cell table:style-name="ACE-6" office:value-type="float" office:value="12938.110000000001">
            <text:p>12,938.11 </text:p>
          </table:table-cell>
          <table:table-cell table:style-name="ACE-6" office:value-type="float" office:value="2960.3099999999999">
            <text:p>2,960.31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21]/[.I20]" office:value-type="float" office:value="1.1666666666666667">
            <text:p>116.67%</text:p>
          </table:table-cell>
          <table:table-cell table:style-name="ACE-10" table:formula="of:=([.C21]-[.C20])/[.C20]" office:value-type="float" office:value="-0.013456768377814295">
            <text:p>−1.35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1-18">
            <text:p>01/18/13</text:p>
          </table:table-cell>
          <table:table-cell table:style-name="ACE-4" office:value-type="float" office:value="1485.98">
            <text:p>1,485.98</text:p>
          </table:table-cell>
          <table:table-cell table:style-name="ACE-6" office:value-type="float" office:value="13649.700000000001">
            <text:p>13,649.70 </text:p>
          </table:table-cell>
          <table:table-cell table:style-name="ACE-6" office:value-type="float" office:value="3134.71">
            <text:p>3,134.71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22]/[.I21]" office:value-type="float" office:value="1.1666666666666667">
            <text:p>116.67%</text:p>
          </table:table-cell>
          <table:table-cell table:style-name="ACE-10" table:formula="of:=([.C22]-[.C21])/[.C21]" office:value-type="float" office:value="0.054999532389197504">
            <text:p>5.50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1-22">
            <text:p>01/22/13</text:p>
          </table:table-cell>
          <table:table-cell table:style-name="ACE-4" office:value-type="float" office:value="1492.5599999999999">
            <text:p>1,492.56</text:p>
          </table:table-cell>
          <table:table-cell table:style-name="ACE-6" office:value-type="float" office:value="13712.209999999999">
            <text:p>13,712.21 </text:p>
          </table:table-cell>
          <table:table-cell table:style-name="ACE-6" office:value-type="float" office:value="3143.1799999999998">
            <text:p>3,143.18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23]/[.I22]" office:value-type="float" office:value="1.1666666666666667">
            <text:p>116.67%</text:p>
          </table:table-cell>
          <table:table-cell table:style-name="ACE-10" table:formula="of:=([.C23]-[.C22])/[.C22]" office:value-type="float" office:value="0.0045795878297690351">
            <text:p>0.4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1-23">
            <text:p>01/23/13</text:p>
          </table:table-cell>
          <table:table-cell table:style-name="ACE-4" office:value-type="float" office:value="1494.8099999999999">
            <text:p>1,494.81</text:p>
          </table:table-cell>
          <table:table-cell table:style-name="ACE-6" office:value-type="float" office:value="13779.33">
            <text:p>13,779.33 </text:p>
          </table:table-cell>
          <table:table-cell table:style-name="ACE-6" office:value-type="float" office:value="3153.6700000000001">
            <text:p>3,153.6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24]/[.I23]" office:value-type="float" office:value="1.1666666666666667">
            <text:p>116.67%</text:p>
          </table:table-cell>
          <table:table-cell table:style-name="ACE-10" table:formula="of:=([.C24]-[.C23])/[.C23]" office:value-type="float" office:value="0.0048949075313170385">
            <text:p>0.49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1-25">
            <text:p>01/25/13</text:p>
          </table:table-cell>
          <table:table-cell table:style-name="ACE-4" office:value-type="float" office:value="1502.96">
            <text:p>1,502.96</text:p>
          </table:table-cell>
          <table:table-cell table:style-name="ACE-6" office:value-type="float" office:value="13895.98">
            <text:p>13,895.98 </text:p>
          </table:table-cell>
          <table:table-cell table:style-name="ACE-6" office:value-type="float" office:value="3149.71">
            <text:p>3,149.71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25]/[.I24]" office:value-type="float" office:value="1.1666666666666667">
            <text:p>116.67%</text:p>
          </table:table-cell>
          <table:table-cell table:style-name="ACE-10" table:formula="of:=([.C25]-[.C24])/[.C24]" office:value-type="float" office:value="0.0084655785150656547">
            <text:p>0.85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1-29">
            <text:p>01/29/13</text:p>
          </table:table-cell>
          <table:table-cell table:style-name="ACE-4" office:value-type="float" office:value="1507.8399999999999">
            <text:p>1,507.84</text:p>
          </table:table-cell>
          <table:table-cell table:style-name="ACE-6" office:value-type="float" office:value="13954.42">
            <text:p>13,954.42 </text:p>
          </table:table-cell>
          <table:table-cell table:style-name="ACE-6" office:value-type="float" office:value="3153.6599999999999">
            <text:p>3,153.66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26]/[.I25]" office:value-type="float" office:value="1.1666666666666667">
            <text:p>116.67%</text:p>
          </table:table-cell>
          <table:table-cell table:style-name="ACE-10" table:formula="of:=([.C26]-[.C25])/[.C25]" office:value-type="float" office:value="0.004205532823161843">
            <text:p>0.42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2-19">
            <text:p>02/19/13</text:p>
          </table:table-cell>
          <table:table-cell table:style-name="ACE-4" office:value-type="float" office:value="1530.9400000000001">
            <text:p>1,530.94</text:p>
          </table:table-cell>
          <table:table-cell table:style-name="ACE-6" office:value-type="float" office:value="14035.67">
            <text:p>14,035.67 </text:p>
          </table:table-cell>
          <table:table-cell table:style-name="ACE-6" office:value-type="float" office:value="3213.5900000000001">
            <text:p>3,213.59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27]/[.I26]" office:value-type="float" office:value="1.1666666666666667">
            <text:p>116.67%</text:p>
          </table:table-cell>
          <table:table-cell table:style-name="ACE-10" table:formula="of:=([.C27]-[.C26])/[.C26]" office:value-type="float" office:value="0.0058225279158861491">
            <text:p>0.58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2-20">
            <text:p>02/20/13</text:p>
          </table:table-cell>
          <table:table-cell table:style-name="ACE-4" office:value-type="float" office:value="1511.95">
            <text:p>1,511.95</text:p>
          </table:table-cell>
          <table:table-cell table:style-name="ACE-6" office:value-type="float" office:value="13927.540000000001">
            <text:p>13,927.54 </text:p>
          </table:table-cell>
          <table:table-cell table:style-name="ACE-6" office:value-type="float" office:value="3164.4099999999999">
            <text:p>3,164.41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28]/[.I27]" office:value-type="float" office:value="1.1666666666666667">
            <text:p>116.67%</text:p>
          </table:table-cell>
          <table:table-cell table:style-name="ACE-10" table:formula="of:=([.C28]-[.C27])/[.C27]" office:value-type="float" office:value="-0.0077039428826695981">
            <text:p>−0.77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3-05">
            <text:p>03/05/13</text:p>
          </table:table-cell>
          <table:table-cell table:style-name="ACE-4" office:value-type="float" office:value="1539.79">
            <text:p>1,539.79</text:p>
          </table:table-cell>
          <table:table-cell table:style-name="ACE-6" office:value-type="float" office:value="14253.77">
            <text:p>14,253.77 </text:p>
          </table:table-cell>
          <table:table-cell table:style-name="ACE-6" office:value-type="float" office:value="3224.1300000000001">
            <text:p>3,224.13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29]/[.I28]" office:value-type="float" office:value="1.1666666666666667">
            <text:p>116.67%</text:p>
          </table:table-cell>
          <table:table-cell table:style-name="ACE-10" table:formula="of:=([.C29]-[.C28])/[.C28]" office:value-type="float" office:value="0.023423375556630929">
            <text:p>2.34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3-13">
            <text:p>03/13/13</text:p>
          </table:table-cell>
          <table:table-cell table:style-name="ACE-4" office:value-type="float" office:value="1554.52">
            <text:p>1,554.52</text:p>
          </table:table-cell>
          <table:table-cell table:style-name="ACE-6" office:value-type="float" office:value="14455.280000000001">
            <text:p>14,455.28 </text:p>
          </table:table-cell>
          <table:table-cell table:style-name="ACE-6" office:value-type="float" office:value="3245.1199999999999">
            <text:p>3,245.12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30]/[.I29]" office:value-type="float" office:value="1.1666666666666667">
            <text:p>116.67%</text:p>
          </table:table-cell>
          <table:table-cell table:style-name="ACE-10" table:formula="of:=([.C30]-[.C29])/[.C29]" office:value-type="float" office:value="0.01413731244435684">
            <text:p>1.41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3-19">
            <text:p>03/19/13</text:p>
          </table:table-cell>
          <table:table-cell table:style-name="ACE-4" office:value-type="float" office:value="1548.3399999999999">
            <text:p>1,548.34</text:p>
          </table:table-cell>
          <table:table-cell table:style-name="ACE-6" office:value-type="float" office:value="14455.82">
            <text:p>14,455.82 </text:p>
          </table:table-cell>
          <table:table-cell table:style-name="ACE-6" office:value-type="float" office:value="3229.0999999999999">
            <text:p>3,229.1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31]/[.I30]" office:value-type="float" office:value="1.1666666666666667">
            <text:p>116.67%</text:p>
          </table:table-cell>
          <table:table-cell table:style-name="ACE-10" table:formula="of:=([.C31]-[.C30])/[.C30]" office:value-type="float" office:value="3.7356592193236939e-005">
            <text:p>0.00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3-22">
            <text:p>03/22/13</text:p>
          </table:table-cell>
          <table:table-cell table:style-name="ACE-4" office:value-type="float" office:value="1556.8900000000001">
            <text:p>1,556.89</text:p>
          </table:table-cell>
          <table:table-cell table:style-name="ACE-6" office:value-type="float" office:value="14512.030000000001">
            <text:p>14,512.03 </text:p>
          </table:table-cell>
          <table:table-cell table:style-name="ACE-6" office:value-type="float" office:value="3245">
            <text:p>3,245.0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32]/[.I31]" office:value-type="float" office:value="1.1666666666666667">
            <text:p>116.67%</text:p>
          </table:table-cell>
          <table:table-cell table:style-name="ACE-10" table:formula="of:=([.C32]-[.C31])/[.C31]" office:value-type="float" office:value="0.0038883992744791333">
            <text:p>0.39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3-29">
            <text:p>03/29/13</text:p>
          </table:table-cell>
          <table:table-cell table:style-name="ACE-4" office:value-type="float" office:value="1569.1900000000001">
            <text:p>1,569.19</text:p>
          </table:table-cell>
          <table:table-cell table:style-name="ACE-6" office:value-type="float" office:value="14578.540000000001">
            <text:p>14,578.54 </text:p>
          </table:table-cell>
          <table:table-cell table:style-name="ACE-6" office:value-type="float" office:value="3267.52">
            <text:p>3,267.52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33]/[.I32]" office:value-type="float" office:value="1.1666666666666667">
            <text:p>116.67%</text:p>
          </table:table-cell>
          <table:table-cell table:style-name="ACE-10" table:formula="of:=([.C33]-[.C32])/[.C32]" office:value-type="float" office:value="0.0045830941639453757">
            <text:p>0.4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4-01">
            <text:p>04/01/13</text:p>
          </table:table-cell>
          <table:table-cell table:style-name="ACE-4" office:value-type="float" office:value="1562.1700000000001">
            <text:p>1,562.17</text:p>
          </table:table-cell>
          <table:table-cell table:style-name="ACE-6" office:value-type="float" office:value="14572.85">
            <text:p>14,572.85 </text:p>
          </table:table-cell>
          <table:table-cell table:style-name="ACE-6" office:value-type="float" office:value="3239.1700000000001">
            <text:p>3,239.1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34]/[.I33]" office:value-type="float" office:value="1.1666666666666667">
            <text:p>116.67%</text:p>
          </table:table-cell>
          <table:table-cell table:style-name="ACE-10" table:formula="of:=([.C34]-[.C33])/[.C33]" office:value-type="float" office:value="-0.00039029971451191332">
            <text:p>−0.04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4-05">
            <text:p>04/05/13</text:p>
          </table:table-cell>
          <table:table-cell table:style-name="ACE-4" office:value-type="float" office:value="1553.28">
            <text:p>1,553.28</text:p>
          </table:table-cell>
          <table:table-cell table:style-name="ACE-6" office:value-type="float" office:value="14565.25">
            <text:p>14,565.25 </text:p>
          </table:table-cell>
          <table:table-cell table:style-name="ACE-6" office:value-type="float" office:value="3203.8600000000001">
            <text:p>3,203.86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35]/[.I34]" office:value-type="float" office:value="1.1666666666666667">
            <text:p>116.67%</text:p>
          </table:table-cell>
          <table:table-cell table:style-name="ACE-10" table:formula="of:=([.C35]-[.C34])/[.C34]" office:value-type="float" office:value="-0.0005215177539054038">
            <text:p>−0.05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4-10">
            <text:p>04/10/13</text:p>
          </table:table-cell>
          <table:table-cell table:style-name="ACE-4" office:value-type="float" office:value="1587.73">
            <text:p>1,587.73</text:p>
          </table:table-cell>
          <table:table-cell table:style-name="ACE-6" office:value-type="float" office:value="14802.24">
            <text:p>14,802.24 </text:p>
          </table:table-cell>
          <table:table-cell table:style-name="ACE-6" office:value-type="float" office:value="3297.25">
            <text:p>3,297.25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36]/[.I35]" office:value-type="float" office:value="1.1666666666666667">
            <text:p>116.67%</text:p>
          </table:table-cell>
          <table:table-cell table:style-name="ACE-10" table:formula="of:=([.C36]-[.C35])/[.C35]" office:value-type="float" office:value="0.016270918796450439">
            <text:p>1.63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4-11">
            <text:p>04/11/13</text:p>
          </table:table-cell>
          <table:table-cell table:style-name="ACE-4" office:value-type="float" office:value="1593.3699999999999">
            <text:p>1,593.37</text:p>
          </table:table-cell>
          <table:table-cell table:style-name="ACE-6" office:value-type="float" office:value="14865.139999999999">
            <text:p>14,865.14 </text:p>
          </table:table-cell>
          <table:table-cell table:style-name="ACE-6" office:value-type="float" office:value="3300.1599999999999">
            <text:p>3,300.16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37]/[.I36]" office:value-type="float" office:value="1.1666666666666667">
            <text:p>116.67%</text:p>
          </table:table-cell>
          <table:table-cell table:style-name="ACE-10" table:formula="of:=([.C37]-[.C36])/[.C36]" office:value-type="float" office:value="0.0042493568540977337">
            <text:p>0.42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5-03">
            <text:p>05/03/13</text:p>
          </table:table-cell>
          <table:table-cell table:style-name="ACE-4" office:value-type="float" office:value="1614.4200000000001">
            <text:p>1,614.42</text:p>
          </table:table-cell>
          <table:table-cell table:style-name="ACE-6" office:value-type="float" office:value="14973.959999999999">
            <text:p>14,973.96 </text:p>
          </table:table-cell>
          <table:table-cell table:style-name="ACE-6" office:value-type="float" office:value="3378.6300000000001">
            <text:p>3,378.63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38]/[.I37]" office:value-type="float" office:value="1.1666666666666667">
            <text:p>116.67%</text:p>
          </table:table-cell>
          <table:table-cell table:style-name="ACE-10" table:formula="of:=([.C38]-[.C37])/[.C37]" office:value-type="float" office:value="0.0073204826863386228">
            <text:p>0.73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5-06">
            <text:p>05/06/13</text:p>
          </table:table-cell>
          <table:table-cell table:style-name="ACE-4" office:value-type="float" office:value="1617.5">
            <text:p>1,617.50</text:p>
          </table:table-cell>
          <table:table-cell table:style-name="ACE-6" office:value-type="float" office:value="14968.889999999999">
            <text:p>14,968.89 </text:p>
          </table:table-cell>
          <table:table-cell table:style-name="ACE-6" office:value-type="float" office:value="3392.9699999999998">
            <text:p>3,392.9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39]/[.I38]" office:value-type="float" office:value="1.1666666666666667">
            <text:p>116.67%</text:p>
          </table:table-cell>
          <table:table-cell table:style-name="ACE-10" table:formula="of:=([.C39]-[.C38])/[.C38]" office:value-type="float" office:value="-0.00033858778840064414">
            <text:p>−0.03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5-07">
            <text:p>05/07/13</text:p>
          </table:table-cell>
          <table:table-cell table:style-name="ACE-4" office:value-type="float" office:value="1625.96">
            <text:p>1,625.96</text:p>
          </table:table-cell>
          <table:table-cell table:style-name="ACE-6" office:value-type="float" office:value="15056.200000000001">
            <text:p>15,056.20 </text:p>
          </table:table-cell>
          <table:table-cell table:style-name="ACE-6" office:value-type="float" office:value="3396.6300000000001">
            <text:p>3,396.63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40]/[.I39]" office:value-type="float" office:value="1.1666666666666667">
            <text:p>116.67%</text:p>
          </table:table-cell>
          <table:table-cell table:style-name="ACE-10" table:formula="of:=([.C40]-[.C39])/[.C39]" office:value-type="float" office:value="0.0058327638188270014">
            <text:p>0.58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5-09">
            <text:p>05/09/13</text:p>
          </table:table-cell>
          <table:table-cell table:style-name="ACE-4" office:value-type="float" office:value="1626.6700000000001">
            <text:p>1,626.67</text:p>
          </table:table-cell>
          <table:table-cell table:style-name="ACE-6" office:value-type="float" office:value="15082.620000000001">
            <text:p>15,082.62 </text:p>
          </table:table-cell>
          <table:table-cell table:style-name="ACE-6" office:value-type="float" office:value="3409.1700000000001">
            <text:p>3,409.1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41]/[.I40]" office:value-type="float" office:value="1.1666666666666667">
            <text:p>116.67%</text:p>
          </table:table-cell>
          <table:table-cell table:style-name="ACE-10" table:formula="of:=([.C41]-[.C40])/[.C40]" office:value-type="float" office:value="0.0017547588368911193">
            <text:p>0.18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5-21">
            <text:p>05/21/13</text:p>
          </table:table-cell>
          <table:table-cell table:style-name="ACE-4" office:value-type="float" office:value="1669.1600000000001">
            <text:p>1,669.16</text:p>
          </table:table-cell>
          <table:table-cell table:style-name="ACE-6" office:value-type="float" office:value="15387.58">
            <text:p>15,387.58 </text:p>
          </table:table-cell>
          <table:table-cell table:style-name="ACE-6" office:value-type="float" office:value="3502.1199999999999">
            <text:p>3,502.12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42]/[.I41]" office:value-type="float" office:value="1.1666666666666667">
            <text:p>116.67%</text:p>
          </table:table-cell>
          <table:table-cell table:style-name="ACE-10" table:formula="of:=([.C42]-[.C41])/[.C41]" office:value-type="float" office:value="0.020219298769046698">
            <text:p>2.02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5-23">
            <text:p>05/23/13</text:p>
          </table:table-cell>
          <table:table-cell table:style-name="ACE-4" office:value-type="float" office:value="1650.51">
            <text:p>1,650.51</text:p>
          </table:table-cell>
          <table:table-cell table:style-name="ACE-6" office:value-type="float" office:value="15294.5">
            <text:p>15,294.50 </text:p>
          </table:table-cell>
          <table:table-cell table:style-name="ACE-6" office:value-type="float" office:value="3459.4200000000001">
            <text:p>3,459.42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43]/[.I42]" office:value-type="float" office:value="1.1666666666666667">
            <text:p>116.67%</text:p>
          </table:table-cell>
          <table:table-cell table:style-name="ACE-10" table:formula="of:=([.C43]-[.C42])/[.C42]" office:value-type="float" office:value="-0.0060490343510805423">
            <text:p>−0.60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5-28">
            <text:p>05/28/13</text:p>
          </table:table-cell>
          <table:table-cell table:style-name="ACE-4" office:value-type="float" office:value="1660.0599999999999">
            <text:p>1,660.06</text:p>
          </table:table-cell>
          <table:table-cell table:style-name="ACE-6" office:value-type="float" office:value="15409.389999999999">
            <text:p>15,409.39 </text:p>
          </table:table-cell>
          <table:table-cell table:style-name="ACE-6" office:value-type="float" office:value="3488.8899999999999">
            <text:p>3,488.89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44]/[.I43]" office:value-type="float" office:value="1.1666666666666667">
            <text:p>116.67%</text:p>
          </table:table-cell>
          <table:table-cell table:style-name="ACE-10" table:formula="of:=([.C44]-[.C43])/[.C43]" office:value-type="float" office:value="0.0075118506652717913">
            <text:p>0.75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6-05">
            <text:p>06/05/13</text:p>
          </table:table-cell>
          <table:table-cell table:style-name="ACE-4" office:value-type="float" office:value="1608.9000000000001">
            <text:p>1,608.90</text:p>
          </table:table-cell>
          <table:table-cell table:style-name="ACE-6" office:value-type="float" office:value="14960.59">
            <text:p>14,960.59 </text:p>
          </table:table-cell>
          <table:table-cell table:style-name="ACE-6" office:value-type="float" office:value="3401.48">
            <text:p>3,401.48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45]/[.I44]" office:value-type="float" office:value="1.1666666666666667">
            <text:p>116.67%</text:p>
          </table:table-cell>
          <table:table-cell table:style-name="ACE-10" table:formula="of:=([.C45]-[.C44])/[.C44]" office:value-type="float" office:value="-0.029125098397795063">
            <text:p>−2.91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6-10">
            <text:p>06/10/13</text:p>
          </table:table-cell>
          <table:table-cell table:style-name="ACE-4" office:value-type="float" office:value="1642.8099999999999">
            <text:p>1,642.81</text:p>
          </table:table-cell>
          <table:table-cell table:style-name="ACE-6" office:value-type="float" office:value="15238.59">
            <text:p>15,238.59 </text:p>
          </table:table-cell>
          <table:table-cell table:style-name="ACE-6" office:value-type="float" office:value="3473.77">
            <text:p>3,473.7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46]/[.I45]" office:value-type="float" office:value="1.1666666666666667">
            <text:p>116.67%</text:p>
          </table:table-cell>
          <table:table-cell table:style-name="ACE-10" table:formula="of:=([.C46]-[.C45])/[.C45]" office:value-type="float" office:value="0.018582154848171096">
            <text:p>1.8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7-12">
            <text:p>07/12/13</text:p>
          </table:table-cell>
          <table:table-cell table:style-name="ACE-4" office:value-type="float" office:value="1680.1900000000001">
            <text:p>1,680.19</text:p>
          </table:table-cell>
          <table:table-cell table:style-name="ACE-6" office:value-type="float" office:value="15464.299999999999">
            <text:p>15,464.30 </text:p>
          </table:table-cell>
          <table:table-cell table:style-name="ACE-6" office:value-type="float" office:value="3600.0799999999999">
            <text:p>3,600.08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47]/[.I46]" office:value-type="float" office:value="1.1666666666666667">
            <text:p>116.67%</text:p>
          </table:table-cell>
          <table:table-cell table:style-name="ACE-10" table:formula="of:=([.C47]-[.C46])/[.C46]" office:value-type="float" office:value="0.01481173783138723">
            <text:p>1.48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7-17">
            <text:p>07/17/13</text:p>
          </table:table-cell>
          <table:table-cell table:style-name="ACE-4" office:value-type="float" office:value="1689.3699999999999">
            <text:p>1,689.37</text:p>
          </table:table-cell>
          <table:table-cell table:style-name="ACE-6" office:value-type="float" office:value="15548.540000000001">
            <text:p>15,548.54 </text:p>
          </table:table-cell>
          <table:table-cell table:style-name="ACE-6" office:value-type="float" office:value="3611.2800000000002">
            <text:p>3,611.28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48]/[.I47]" office:value-type="float" office:value="1.1666666666666667">
            <text:p>116.67%</text:p>
          </table:table-cell>
          <table:table-cell table:style-name="ACE-10" table:formula="of:=([.C48]-[.C47])/[.C47]" office:value-type="float" office:value="0.0054473852680044753">
            <text:p>0.54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8-12">
            <text:p>08/12/13</text:p>
          </table:table-cell>
          <table:table-cell table:style-name="ACE-4" office:value-type="float" office:value="1689.47">
            <text:p>1,689.47</text:p>
          </table:table-cell>
          <table:table-cell table:style-name="ACE-6" office:value-type="float" office:value="15419.68">
            <text:p>15,419.68 </text:p>
          </table:table-cell>
          <table:table-cell table:style-name="ACE-6" office:value-type="float" office:value="3669.9499999999998">
            <text:p>3,669.95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49]/[.I48]" office:value-type="float" office:value="1.1666666666666667">
            <text:p>116.67%</text:p>
          </table:table-cell>
          <table:table-cell table:style-name="ACE-10" table:formula="of:=([.C49]-[.C48])/[.C48]" office:value-type="float" office:value="-0.0082875948481336888">
            <text:p>−0.83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8-19">
            <text:p>08/19/13</text:p>
          </table:table-cell>
          <table:table-cell table:style-name="ACE-4" office:value-type="float" office:value="1646.0599999999999">
            <text:p>1,646.06</text:p>
          </table:table-cell>
          <table:table-cell table:style-name="ACE-6" office:value-type="float" office:value="15010.74">
            <text:p>15,010.74 </text:p>
          </table:table-cell>
          <table:table-cell table:style-name="ACE-6" office:value-type="float" office:value="3589.0900000000001">
            <text:p>3,589.09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50]/[.I49]" office:value-type="float" office:value="1.1666666666666667">
            <text:p>116.67%</text:p>
          </table:table-cell>
          <table:table-cell table:style-name="ACE-10" table:formula="of:=([.C50]-[.C49])/[.C49]" office:value-type="float" office:value="-0.026520654125118063">
            <text:p>−2.65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09-18">
            <text:p>09/18/13</text:p>
          </table:table-cell>
          <table:table-cell table:style-name="ACE-4" office:value-type="float" office:value="1725.52">
            <text:p>1,725.52</text:p>
          </table:table-cell>
          <table:table-cell table:style-name="ACE-6" office:value-type="float" office:value="15676.940000000001">
            <text:p>15,676.94 </text:p>
          </table:table-cell>
          <table:table-cell table:style-name="ACE-6" office:value-type="float" office:value="3783.6399999999999">
            <text:p>3,783.64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51]/[.I50]" office:value-type="float" office:value="1.1666666666666667">
            <text:p>116.67%</text:p>
          </table:table-cell>
          <table:table-cell table:style-name="ACE-10" table:formula="of:=([.C51]-[.C50])/[.C50]" office:value-type="float" office:value="0.044381556139137759">
            <text:p>4.44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11-08">
            <text:p>11/08/13</text:p>
          </table:table-cell>
          <table:table-cell table:style-name="ACE-4" office:value-type="float" office:value="1770.6099999999999">
            <text:p>1,770.61</text:p>
          </table:table-cell>
          <table:table-cell table:style-name="ACE-6" office:value-type="float" office:value="15761.780000000001">
            <text:p>15,761.78 </text:p>
          </table:table-cell>
          <table:table-cell table:style-name="ACE-6" office:value-type="float" office:value="3919.23">
            <text:p>3,919.23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52]/[.I51]" office:value-type="float" office:value="1.1666666666666667">
            <text:p>116.67%</text:p>
          </table:table-cell>
          <table:table-cell table:style-name="ACE-10" table:formula="of:=([.C52]-[.C51])/[.C51]" office:value-type="float" office:value="0.0054117704092763088">
            <text:p>0.54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11-13">
            <text:p>11/13/13</text:p>
          </table:table-cell>
          <table:table-cell table:style-name="ACE-4" office:value-type="float" office:value="1782">
            <text:p>1,782.00</text:p>
          </table:table-cell>
          <table:table-cell table:style-name="ACE-6" office:value-type="float" office:value="15821.629999999999">
            <text:p>15,821.63 </text:p>
          </table:table-cell>
          <table:table-cell table:style-name="ACE-6" office:value-type="float" office:value="3965.5799999999999">
            <text:p>3,965.58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53]/[.I52]" office:value-type="float" office:value="1.1666666666666667">
            <text:p>116.67%</text:p>
          </table:table-cell>
          <table:table-cell table:style-name="ACE-10" table:formula="of:=([.C53]-[.C52])/[.C52]" office:value-type="float" office:value="0.0037971599654352834">
            <text:p>0.38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11-20">
            <text:p>11/20/13</text:p>
          </table:table-cell>
          <table:table-cell table:style-name="ACE-4" office:value-type="float" office:value="1781.3699999999999">
            <text:p>1,781.37</text:p>
          </table:table-cell>
          <table:table-cell table:style-name="ACE-6" office:value-type="float" office:value="15900.82">
            <text:p>15,900.82 </text:p>
          </table:table-cell>
          <table:table-cell table:style-name="ACE-6" office:value-type="float" office:value="3921.27">
            <text:p>3,921.2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54]/[.I53]" office:value-type="float" office:value="1.1666666666666667">
            <text:p>116.67%</text:p>
          </table:table-cell>
          <table:table-cell table:style-name="ACE-10" table:formula="of:=([.C54]-[.C53])/[.C53]" office:value-type="float" office:value="0.0050051732975679823">
            <text:p>0.50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11-22">
            <text:p>11/22/13</text:p>
          </table:table-cell>
          <table:table-cell table:style-name="ACE-4" office:value-type="float" office:value="1804.76">
            <text:p>1,804.76</text:p>
          </table:table-cell>
          <table:table-cell table:style-name="ACE-6" office:value-type="float" office:value="16064.77">
            <text:p>16,064.77 </text:p>
          </table:table-cell>
          <table:table-cell table:style-name="ACE-6" office:value-type="float" office:value="3991.6500000000001">
            <text:p>3,991.65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55]/[.I54]" office:value-type="float" office:value="1.1666666666666667">
            <text:p>116.67%</text:p>
          </table:table-cell>
          <table:table-cell table:style-name="ACE-10" table:formula="of:=([.C55]-[.C54])/[.C54]" office:value-type="float" office:value="0.010310789003334465">
            <text:p>1.03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12-19">
            <text:p>12/19/13</text:p>
          </table:table-cell>
          <table:table-cell table:style-name="ACE-4" office:value-type="float" office:value="1809.5999999999999">
            <text:p>1,809.60</text:p>
          </table:table-cell>
          <table:table-cell table:style-name="ACE-6" office:value-type="float" office:value="16179.08">
            <text:p>16,179.08 </text:p>
          </table:table-cell>
          <table:table-cell table:style-name="ACE-8" office:value-type="float" office:value="4058.1300000000001">
            <text:p>4,058.13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56]/[.I55]" office:value-type="float" office:value="1.1666666666666667">
            <text:p>116.67%</text:p>
          </table:table-cell>
          <table:table-cell table:style-name="ACE-10" table:formula="of:=([.C56]-[.C55])/[.C55]" office:value-type="float" office:value="0.0071155702820519364">
            <text:p>0.71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12-27">
            <text:p>12/27/13</text:p>
          </table:table-cell>
          <table:table-cell table:style-name="ACE-4" office:value-type="float" office:value="1841.4000000000001">
            <text:p>1,841.40</text:p>
          </table:table-cell>
          <table:table-cell table:style-name="ACE-6" office:value-type="float" office:value="16478.41">
            <text:p>16,478.41 </text:p>
          </table:table-cell>
          <table:table-cell table:style-name="ACE-6" office:value-type="float" office:value="4156.5900000000001">
            <text:p>4,156.59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57]/[.I56]" office:value-type="float" office:value="1.1666666666666667">
            <text:p>116.67%</text:p>
          </table:table-cell>
          <table:table-cell table:style-name="ACE-10" table:formula="of:=([.C57]-[.C56])/[.C56]" office:value-type="float" office:value="0.018501051975761289">
            <text:p>1.85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3-12-31">
            <text:p>12/31/13</text:p>
          </table:table-cell>
          <table:table-cell table:style-name="ACE-4" office:value-type="float" office:value="1848.3599999999999">
            <text:p>1,848.36</text:p>
          </table:table-cell>
          <table:table-cell table:style-name="ACE-6" office:value-type="float" office:value="16576.66">
            <text:p>16,576.66 </text:p>
          </table:table-cell>
          <table:table-cell table:style-name="ACE-6" office:value-type="float" office:value="4176.5900000000001">
            <text:p>4,176.59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58]/[.I57]" office:value-type="float" office:value="1.1666666666666667">
            <text:p>116.67%</text:p>
          </table:table-cell>
          <table:table-cell table:style-name="ACE-10" table:formula="of:=([.C58]-[.C57])/[.C57]" office:value-type="float" office:value="0.0059623470953811689">
            <text:p>0.60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4-01-08">
            <text:p>01/08/14</text:p>
          </table:table-cell>
          <table:table-cell table:style-name="ACE-4" office:value-type="float" office:value="1837.49">
            <text:p>1,837.49</text:p>
          </table:table-cell>
          <table:table-cell table:style-name="ACE-6" office:value-type="float" office:value="16462.740000000002">
            <text:p>16,462.74 </text:p>
          </table:table-cell>
          <table:table-cell table:style-name="ACE-6" office:value-type="float" office:value="4165.6099999999997">
            <text:p>4,165.61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59]/[.I58]" office:value-type="float" office:value="1.1666666666666667">
            <text:p>116.67%</text:p>
          </table:table-cell>
          <table:table-cell table:style-name="ACE-10" table:formula="of:=([.C59]-[.C58])/[.C58]" office:value-type="float" office:value="-0.0068723132404234786">
            <text:p>−0.69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4-01-14">
            <text:p>01/14/14</text:p>
          </table:table-cell>
          <table:table-cell table:style-name="ACE-4" office:value-type="float" office:value="1838.8800000000001">
            <text:p>1,838.88</text:p>
          </table:table-cell>
          <table:table-cell table:style-name="ACE-6" office:value-type="float" office:value="16373.860000000001">
            <text:p>16,373.86 </text:p>
          </table:table-cell>
          <table:table-cell table:style-name="ACE-6" office:value-type="float" office:value="4183.0100000000002">
            <text:p>4,183.01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60]/[.I59]" office:value-type="float" office:value="1.1666666666666667">
            <text:p>116.67%</text:p>
          </table:table-cell>
          <table:table-cell table:style-name="ACE-10" table:formula="of:=([.C60]-[.C59])/[.C59]" office:value-type="float" office:value="-0.0053988582702515506">
            <text:p>−0.54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4-01-15">
            <text:p>01/15/14</text:p>
          </table:table-cell>
          <table:table-cell table:style-name="ACE-4" office:value-type="float" office:value="1848.3800000000001">
            <text:p>1,848.38</text:p>
          </table:table-cell>
          <table:table-cell table:style-name="ACE-6" office:value-type="float" office:value="16481.939999999999">
            <text:p>16,481.94 </text:p>
          </table:table-cell>
          <table:table-cell table:style-name="ACE-6" office:value-type="float" office:value="4214.8800000000001">
            <text:p>4,214.88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61]/[.I60]" office:value-type="float" office:value="1.1666666666666667">
            <text:p>116.67%</text:p>
          </table:table-cell>
          <table:table-cell table:style-name="ACE-10" table:formula="of:=([.C61]-[.C60])/[.C60]" office:value-type="float" office:value="0.0066007648776768646">
            <text:p>0.6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4-01-23">
            <text:p>01/23/14</text:p>
          </table:table-cell>
          <table:table-cell table:style-name="ACE-4" office:value-type="float" office:value="1828.46">
            <text:p>1,828.46</text:p>
          </table:table-cell>
          <table:table-cell table:style-name="ACE-6" office:value-type="float" office:value="16197.35">
            <text:p>16,197.35 </text:p>
          </table:table-cell>
          <table:table-cell table:style-name="ACE-6" office:value-type="float" office:value="4218.8699999999999">
            <text:p>4,218.8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62]/[.I61]" office:value-type="float" office:value="1.1666666666666667">
            <text:p>116.67%</text:p>
          </table:table-cell>
          <table:table-cell table:style-name="ACE-10" table:formula="of:=([.C62]-[.C61])/[.C61]" office:value-type="float" office:value="-0.017266778061320352">
            <text:p>−1.73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4-01-27">
            <text:p>01/27/14</text:p>
          </table:table-cell>
          <table:table-cell table:style-name="ACE-4" office:value-type="float" office:value="1781.5599999999999">
            <text:p>1,781.56</text:p>
          </table:table-cell>
          <table:table-cell table:style-name="ACE-6" office:value-type="float" office:value="15837.879999999999">
            <text:p>15,837.88 </text:p>
          </table:table-cell>
          <table:table-cell table:style-name="ACE-6" office:value-type="float" office:value="4083.5999999999999">
            <text:p>4,083.6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63]/[.I62]" office:value-type="float" office:value="1.1666666666666667">
            <text:p>116.67%</text:p>
          </table:table-cell>
          <table:table-cell table:style-name="ACE-10" table:formula="of:=([.C63]-[.C62])/[.C62]" office:value-type="float" office:value="-0.022193136531593202">
            <text:p>−2.22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4-02-12">
            <text:p>02/12/14</text:p>
          </table:table-cell>
          <table:table-cell table:style-name="ACE-4" office:value-type="float" office:value="1819.26">
            <text:p>1,819.26</text:p>
          </table:table-cell>
          <table:table-cell table:style-name="ACE-6" office:value-type="float" office:value="15963.940000000001">
            <text:p>15,963.94 </text:p>
          </table:table-cell>
          <table:table-cell table:style-name="ACE-6" office:value-type="float" office:value="4201.2799999999997">
            <text:p>4,201.28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64]/[.I63]" office:value-type="float" office:value="1.1666666666666667">
            <text:p>116.67%</text:p>
          </table:table-cell>
          <table:table-cell table:style-name="ACE-10" table:formula="of:=([.C64]-[.C63])/[.C63]" office:value-type="float" office:value="0.0079593986063792189">
            <text:p>0.80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4-02-28">
            <text:p>02/28/14</text:p>
          </table:table-cell>
          <table:table-cell table:style-name="ACE-4" office:value-type="float" office:value="1859.45">
            <text:p>1,859.45</text:p>
          </table:table-cell>
          <table:table-cell table:style-name="ACE-6" office:value-type="float" office:value="16321.709999999999">
            <text:p>16,321.71 </text:p>
          </table:table-cell>
          <table:table-cell table:style-name="ACE-6" office:value-type="float" office:value="4308.1099999999997">
            <text:p>4,308.11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65]/[.I64]" office:value-type="float" office:value="1.1666666666666667">
            <text:p>116.67%</text:p>
          </table:table-cell>
          <table:table-cell table:style-name="ACE-10" table:formula="of:=([.C65]-[.C64])/[.C64]" office:value-type="float" office:value="0.022411134093463056">
            <text:p>2.24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4-03-05">
            <text:p>03/05/14</text:p>
          </table:table-cell>
          <table:table-cell table:style-name="ACE-4" office:value-type="float" office:value="1873.8099999999999">
            <text:p>1,873.81</text:p>
          </table:table-cell>
          <table:table-cell table:style-name="ACE-6" office:value-type="float" office:value="16360.18">
            <text:p>16,360.18 </text:p>
          </table:table-cell>
          <table:table-cell table:style-name="ACE-6" office:value-type="float" office:value="4357.9700000000003">
            <text:p>4,357.9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66]/[.I65]" office:value-type="float" office:value="1.1666666666666667">
            <text:p>116.67%</text:p>
          </table:table-cell>
          <table:table-cell table:style-name="ACE-10" table:formula="of:=([.C66]-[.C65])/[.C65]" office:value-type="float" office:value="0.0023569834288197232">
            <text:p>0.24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4-03-17">
            <text:p>03/17/14</text:p>
          </table:table-cell>
          <table:table-cell table:style-name="ACE-4" office:value-type="float" office:value="1858.8299999999999">
            <text:p>1,858.83</text:p>
          </table:table-cell>
          <table:table-cell table:style-name="ACE-6" office:value-type="float" office:value="16247.219999999999">
            <text:p>16,247.22 </text:p>
          </table:table-cell>
          <table:table-cell table:style-name="ACE-6" office:value-type="float" office:value="4279.9499999999998">
            <text:p>4,279.95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67]/[.I66]" office:value-type="float" office:value="1.1666666666666667">
            <text:p>116.67%</text:p>
          </table:table-cell>
          <table:table-cell table:style-name="ACE-10" table:formula="of:=([.C67]-[.C66])/[.C66]" office:value-type="float" office:value="-0.0069045695096264801">
            <text:p>−0.69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4-05-12">
            <text:p>05/12/14</text:p>
          </table:table-cell>
          <table:table-cell table:style-name="ACE-4" office:value-type="float" office:value="1896.6500000000001">
            <text:p>1,896.65</text:p>
          </table:table-cell>
          <table:table-cell table:style-name="ACE-6" office:value-type="float" office:value="16695.470000000001">
            <text:p>16,695.47 </text:p>
          </table:table-cell>
          <table:table-cell table:style-name="ACE-6" office:value-type="float" office:value="4143.8599999999997">
            <text:p>4,143.86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68]/[.I67]" office:value-type="float" office:value="1.1666666666666667">
            <text:p>116.67%</text:p>
          </table:table-cell>
          <table:table-cell table:style-name="ACE-10" table:formula="of:=([.C68]-[.C67])/[.C67]" office:value-type="float" office:value="0.027589335283205486">
            <text:p>2.7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4-05-27">
            <text:p>05/27/14</text:p>
          </table:table-cell>
          <table:table-cell table:style-name="ACE-4" office:value-type="float" office:value="1911.9100000000001">
            <text:p>1,911.91</text:p>
          </table:table-cell>
          <table:table-cell table:style-name="ACE-6" office:value-type="float" office:value="16675.5">
            <text:p>16,675.50 </text:p>
          </table:table-cell>
          <table:table-cell table:style-name="ACE-6" office:value-type="float" office:value="4237.0600000000004">
            <text:p>4,237.06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69]/[.I68]" office:value-type="float" office:value="1.1666666666666667">
            <text:p>116.67%</text:p>
          </table:table-cell>
          <table:table-cell table:style-name="ACE-10" table:formula="of:=([.C69]-[.C68])/[.C68]" office:value-type="float" office:value="-0.0011961328432204162">
            <text:p>−0.12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4-06-09">
            <text:p>06/09/14</text:p>
          </table:table-cell>
          <table:table-cell table:style-name="ACE-4" office:value-type="float" office:value="1951.27">
            <text:p>1,951.27</text:p>
          </table:table-cell>
          <table:table-cell table:style-name="ACE-6" office:value-type="float" office:value="16943.099999999999">
            <text:p>16,943.10 </text:p>
          </table:table-cell>
          <table:table-cell table:style-name="ACE-6" office:value-type="float" office:value="4336.2399999999998">
            <text:p>4,336.24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70]/[.I69]" office:value-type="float" office:value="1.1666666666666667">
            <text:p>116.67%</text:p>
          </table:table-cell>
          <table:table-cell table:style-name="ACE-10" table:formula="of:=([.C70]-[.C69])/[.C69]" office:value-type="float" office:value="0.016047494827741211">
            <text:p>1.60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4-06-21">
            <text:p>06/21/14</text:p>
          </table:table-cell>
          <table:table-cell table:style-name="ACE-4" office:value-type="float" office:value="1962.8699999999999">
            <text:p>1,962.87</text:p>
          </table:table-cell>
          <table:table-cell table:style-name="ACE-6" office:value-type="float" office:value="16947.080000000002">
            <text:p>16,947.08 </text:p>
          </table:table-cell>
          <table:table-cell table:style-name="ACE-6" office:value-type="float" office:value="4368.0299999999997">
            <text:p>4,368.03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71]/[.I70]" office:value-type="float" office:value="1.1666666666666667">
            <text:p>116.67%</text:p>
          </table:table-cell>
          <table:table-cell table:style-name="ACE-10" table:formula="of:=([.C71]-[.C70])/[.C70]" office:value-type="float" office:value="0.0002349038841772286">
            <text:p>0.02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4-07-01">
            <text:p>07/01/14</text:p>
          </table:table-cell>
          <table:table-cell table:style-name="ACE-4" office:value-type="float" office:value="1973.3199999999999">
            <text:p>1,973.32</text:p>
          </table:table-cell>
          <table:table-cell table:style-name="ACE-6" office:value-type="float" office:value="16956.07">
            <text:p>16,956.07 </text:p>
          </table:table-cell>
          <table:table-cell table:style-name="ACE-6" office:value-type="float" office:value="4458.6499999999996">
            <text:p>4,458.65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72]/[.I71]" office:value-type="float" office:value="1.1666666666666667">
            <text:p>116.67%</text:p>
          </table:table-cell>
          <table:table-cell table:style-name="ACE-10" table:formula="of:=([.C72]-[.C71])/[.C71]" office:value-type="float" office:value="0.00053047486646655125">
            <text:p>0.05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4-07-05">
            <text:p>07/05/14</text:p>
          </table:table-cell>
          <table:table-cell table:style-name="ACE-4" office:value-type="float" office:value="1985.4400000000001">
            <text:p>1,985.44</text:p>
          </table:table-cell>
          <table:table-cell table:style-name="ACE-6" office:value-type="float" office:value="17068.259999999998">
            <text:p>17,068.26 </text:p>
          </table:table-cell>
          <table:table-cell table:style-name="ACE-6" office:value-type="float" office:value="4485.9200000000001">
            <text:p>4,485.92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73]/[.I72]" office:value-type="float" office:value="1.1666666666666667">
            <text:p>116.67%</text:p>
          </table:table-cell>
          <table:table-cell table:style-name="ACE-10" table:formula="of:=([.C73]-[.C72])/[.C72]" office:value-type="float" office:value="0.0066165096039352686">
            <text:p>0.6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4-07-20">
            <text:p>07/20/14</text:p>
          </table:table-cell>
          <table:table-cell table:style-name="ACE-4" office:value-type="float" office:value="1978.22">
            <text:p>1,978.22</text:p>
          </table:table-cell>
          <table:table-cell table:style-name="ACE-6" office:value-type="float" office:value="17100.18">
            <text:p>17,100.18 </text:p>
          </table:table-cell>
          <table:table-cell table:style-name="ACE-6" office:value-type="float" office:value="4432.1400000000003">
            <text:p>4,432.14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74]/[.I73]" office:value-type="float" office:value="1.1666666666666667">
            <text:p>116.67%</text:p>
          </table:table-cell>
          <table:table-cell table:style-name="ACE-10" table:formula="of:=([.C74]-[.C73])/[.C73]" office:value-type="float" office:value="0.0018701379050941277">
            <text:p>0.19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4-08-21">
            <text:p>08/21/14</text:p>
          </table:table-cell>
          <table:table-cell table:style-name="ACE-4" office:value-type="float" office:value="1992.3699999999999">
            <text:p>1,992.37</text:p>
          </table:table-cell>
          <table:table-cell table:style-name="ACE-6" office:value-type="float" office:value="17039.490000000002">
            <text:p>17,039.49 </text:p>
          </table:table-cell>
          <table:table-cell table:style-name="ACE-6" office:value-type="float" office:value="4532.1000000000004">
            <text:p>4,532.1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75]/[.I74]" office:value-type="float" office:value="1.1666666666666667">
            <text:p>116.67%</text:p>
          </table:table-cell>
          <table:table-cell table:style-name="ACE-10" table:formula="of:=([.C75]-[.C74])/[.C74]" office:value-type="float" office:value="-0.0035490854482232753">
            <text:p>−0.35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4-08-25">
            <text:p>08/25/14</text:p>
          </table:table-cell>
          <table:table-cell table:style-name="ACE-4" office:value-type="float" office:value="1997.9200000000001">
            <text:p>1,997.92</text:p>
          </table:table-cell>
          <table:table-cell table:style-name="ACE-6" office:value-type="float" office:value="17076.869999999999">
            <text:p>17,076.87 </text:p>
          </table:table-cell>
          <table:table-cell table:style-name="ACE-6" office:value-type="float" office:value="4557.3400000000001">
            <text:p>4,557.34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76]/[.I75]" office:value-type="float" office:value="1.1666666666666667">
            <text:p>116.67%</text:p>
          </table:table-cell>
          <table:table-cell table:style-name="ACE-10" table:formula="of:=([.C76]-[.C75])/[.C75]" office:value-type="float" office:value="0.002193727629171846">
            <text:p>0.22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4-08-26">
            <text:p>08/26/14</text:p>
          </table:table-cell>
          <table:table-cell table:style-name="ACE-4" office:value-type="float" office:value="2000.02">
            <text:p>2,000.02</text:p>
          </table:table-cell>
          <table:table-cell table:style-name="ACE-6" office:value-type="float" office:value="17106.700000000001">
            <text:p>17,106.70 </text:p>
          </table:table-cell>
          <table:table-cell table:style-name="ACE-6" office:value-type="float" office:value="4570.6300000000001">
            <text:p>4,570.63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77]/[.I76]" office:value-type="float" office:value="1.1666666666666667">
            <text:p>116.67%</text:p>
          </table:table-cell>
          <table:table-cell table:style-name="ACE-10" table:formula="of:=([.C77]-[.C76])/[.C76]" office:value-type="float" office:value="0.0017468072310676222">
            <text:p>0.17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4-11-26">
            <text:p>11/26/14</text:p>
          </table:table-cell>
          <table:table-cell table:style-name="ACE-4" office:value-type="float" office:value="2072.8299999999999">
            <text:p>2,072.83</text:p>
          </table:table-cell>
          <table:table-cell table:style-name="ACE-6" office:value-type="float" office:value="17827.75">
            <text:p>17,827.75 </text:p>
          </table:table-cell>
          <table:table-cell table:style-name="ACE-6" office:value-type="float" office:value="4787.3100000000004">
            <text:p>4,787.31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78]/[.I77]" office:value-type="float" office:value="1.1666666666666667">
            <text:p>116.67%</text:p>
          </table:table-cell>
          <table:table-cell table:style-name="ACE-10" table:formula="of:=([.C78]-[.C77])/[.C77]" office:value-type="float" office:value="0.042150151694949886">
            <text:p>4.22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4-12-18">
            <text:p>12/18/14</text:p>
          </table:table-cell>
          <table:table-cell table:style-name="ACE-4" office:value-type="float" office:value="2061.23">
            <text:p>2,061.23</text:p>
          </table:table-cell>
          <table:table-cell table:style-name="ACE-6" office:value-type="float" office:value="17778.150000000001">
            <text:p>17,778.15 </text:p>
          </table:table-cell>
          <table:table-cell table:style-name="ACE-6" office:value-type="float" office:value="4748.3999999999996">
            <text:p>4,748.4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79]/[.I78]" office:value-type="float" office:value="1.1666666666666667">
            <text:p>116.67%</text:p>
          </table:table-cell>
          <table:table-cell table:style-name="ACE-10" table:formula="of:=([.C79]-[.C78])/[.C78]" office:value-type="float" office:value="-0.0027821794674032642">
            <text:p>−0.28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4-12-23">
            <text:p>12/23/14</text:p>
          </table:table-cell>
          <table:table-cell table:style-name="ACE-4" office:value-type="float" office:value="2082.1700000000001">
            <text:p>2,082.17</text:p>
          </table:table-cell>
          <table:table-cell table:style-name="ACE-6" office:value-type="float" office:value="18024.169999999998">
            <text:p>18,024.17 </text:p>
          </table:table-cell>
          <table:table-cell table:style-name="ACE-6" office:value-type="float" office:value="4765.4200000000001">
            <text:p>4,765.42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80]/[.I79]" office:value-type="float" office:value="1.1666666666666667">
            <text:p>116.67%</text:p>
          </table:table-cell>
          <table:table-cell table:style-name="ACE-10" table:formula="of:=([.C80]-[.C79])/[.C79]" office:value-type="float" office:value="0.013838335259855316">
            <text:p>1.38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09-02">
            <text:p>09/02/16</text:p>
          </table:table-cell>
          <table:table-cell table:style-name="ACE-4" office:value-type="float" office:value="2179.98">
            <text:p>2,179.98</text:p>
          </table:table-cell>
          <table:table-cell table:style-name="ACE-6" office:value-type="float" office:value="18491.959999999999">
            <text:p>18,491.96 </text:p>
          </table:table-cell>
          <table:table-cell table:style-name="ACE-8" office:value-type="float" office:value="5249.8900000000003">
            <text:p>5,249.89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81]/[.I80]" office:value-type="float" office:value="1.1666666666666667">
            <text:p>116.67%</text:p>
          </table:table-cell>
          <table:table-cell table:style-name="ACE-10" table:formula="of:=([.C81]-[.C80])/[.C80]" office:value-type="float" office:value="0.025953483572336532">
            <text:p>2.60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09-06">
            <text:p>09/06/16</text:p>
          </table:table-cell>
          <table:table-cell table:style-name="ACE-4" office:value-type="float" office:value="2186.48">
            <text:p>2,186.48</text:p>
          </table:table-cell>
          <table:table-cell table:style-name="ACE-6" office:value-type="float" office:value="18538.119999999999">
            <text:p>18,538.12 </text:p>
          </table:table-cell>
          <table:table-cell table:style-name="ACE-6" office:value-type="float" office:value="5275.8999999999996">
            <text:p>5,275.9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82]/[.I81]" office:value-type="float" office:value="1.1666666666666667">
            <text:p>116.67%</text:p>
          </table:table-cell>
          <table:table-cell table:style-name="ACE-10" table:formula="of:=([.C82]-[.C81])/[.C81]" office:value-type="float" office:value="0.0024962199788448524">
            <text:p>0.25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09-07">
            <text:p>09/07/16</text:p>
          </table:table-cell>
          <table:table-cell table:style-name="ACE-4" office:value-type="float" office:value="2186.1599999999999">
            <text:p>2,186.16</text:p>
          </table:table-cell>
          <table:table-cell table:style-name="ACE-6" office:value-type="float" office:value="18526.139999999999">
            <text:p>18,526.14 </text:p>
          </table:table-cell>
          <table:table-cell table:style-name="ACE-6" office:value-type="float" office:value="5283.9300000000003">
            <text:p>5,283.93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83]/[.I82]" office:value-type="float" office:value="1.1666666666666667">
            <text:p>116.67%</text:p>
          </table:table-cell>
          <table:table-cell table:style-name="ACE-10" table:formula="of:=([.C83]-[.C82])/[.C82]" office:value-type="float" office:value="-0.00064623597214817706">
            <text:p>−0.0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09-12">
            <text:p>09/12/16</text:p>
          </table:table-cell>
          <table:table-cell table:style-name="ACE-4" office:value-type="float" office:value="2159.04">
            <text:p>2,159.04</text:p>
          </table:table-cell>
          <table:table-cell table:style-name="ACE-6" office:value-type="float" office:value="18325.07">
            <text:p>18,325.07 </text:p>
          </table:table-cell>
          <table:table-cell table:style-name="ACE-6" office:value-type="float" office:value="5211.8800000000001">
            <text:p>5,211.88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84]/[.I83]" office:value-type="float" office:value="1.1666666666666667">
            <text:p>116.67%</text:p>
          </table:table-cell>
          <table:table-cell table:style-name="ACE-10" table:formula="of:=([.C84]-[.C83])/[.C83]" office:value-type="float" office:value="-0.010853313210415105">
            <text:p>−1.09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09-15">
            <text:p>09/15/16</text:p>
          </table:table-cell>
          <table:table-cell table:style-name="ACE-4" office:value-type="float" office:value="2147.2600000000002">
            <text:p>2,147.26</text:p>
          </table:table-cell>
          <table:table-cell table:style-name="ACE-6" office:value-type="float" office:value="18212.48">
            <text:p>18,212.48 </text:p>
          </table:table-cell>
          <table:table-cell table:style-name="ACE-6" office:value-type="float" office:value="5249.6859999999997">
            <text:p>5,249.69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85]/[.I84]" office:value-type="float" office:value="1.1666666666666667">
            <text:p>116.67%</text:p>
          </table:table-cell>
          <table:table-cell table:style-name="ACE-10" table:formula="of:=([.C85]-[.C84])/[.C84]" office:value-type="float" office:value="-0.0061440420145734854">
            <text:p>−0.61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09-22">
            <text:p>09/22/16</text:p>
          </table:table-cell>
          <table:table-cell table:style-name="ACE-4" office:value-type="float" office:value="2177.1799999999998">
            <text:p>2,177.18</text:p>
          </table:table-cell>
          <table:table-cell table:style-name="ACE-6" office:value-type="float" office:value="18392.459999999999">
            <text:p>18,392.46 </text:p>
          </table:table-cell>
          <table:table-cell table:style-name="ACE-6" office:value-type="float" office:value="5339.5200000000004">
            <text:p>5,339.52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86]/[.I85]" office:value-type="float" office:value="1.1666666666666667">
            <text:p>116.67%</text:p>
          </table:table-cell>
          <table:table-cell table:style-name="ACE-10" table:formula="of:=([.C86]-[.C85])/[.C85]" office:value-type="float" office:value="0.0098822345995712591">
            <text:p>0.99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09-23">
            <text:p>09/23/16</text:p>
          </table:table-cell>
          <table:table-cell table:style-name="ACE-4" office:value-type="float" office:value="2164.6900000000001">
            <text:p>2,164.69</text:p>
          </table:table-cell>
          <table:table-cell table:style-name="ACE-6" office:value-type="float" office:value="18261.450000000001">
            <text:p>18,261.45 </text:p>
          </table:table-cell>
          <table:table-cell table:style-name="ACE-6" office:value-type="float" office:value="5305.7399999999998">
            <text:p>5,305.74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87]/[.I86]" office:value-type="float" office:value="1.1666666666666667">
            <text:p>116.67%</text:p>
          </table:table-cell>
          <table:table-cell table:style-name="ACE-10" table:formula="of:=([.C87]-[.C86])/[.C86]" office:value-type="float" office:value="-0.0071230275884791054">
            <text:p>−0.71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09-28">
            <text:p>09/28/16</text:p>
          </table:table-cell>
          <table:table-cell table:style-name="ACE-4" office:value-type="float" office:value="2171.3699999999999">
            <text:p>2,171.37</text:p>
          </table:table-cell>
          <table:table-cell table:style-name="ACE-6" office:value-type="float" office:value="18339.240000000002">
            <text:p>18,339.24 </text:p>
          </table:table-cell>
          <table:table-cell table:style-name="ACE-6" office:value-type="float" office:value="5318.54">
            <text:p>5,318.54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88]/[.I87]" office:value-type="float" office:value="1.1666666666666667">
            <text:p>116.67%</text:p>
          </table:table-cell>
          <table:table-cell table:style-name="ACE-10" table:formula="of:=([.C88]-[.C87])/[.C87]" office:value-type="float" office:value="0.0042597931708599742">
            <text:p>0.43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09-29">
            <text:p>09/29/16</text:p>
          </table:table-cell>
          <table:table-cell table:style-name="ACE-4" office:value-type="float" office:value="2151.1300000000001">
            <text:p>2,151.13</text:p>
          </table:table-cell>
          <table:table-cell table:style-name="ACE-6" office:value-type="float" office:value="18143.450000000001">
            <text:p>18,143.45 </text:p>
          </table:table-cell>
          <table:table-cell table:style-name="ACE-6" office:value-type="float" office:value="5269.1499999999996">
            <text:p>5,269.15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89]/[.I88]" office:value-type="float" office:value="1.1666666666666667">
            <text:p>116.67%</text:p>
          </table:table-cell>
          <table:table-cell table:style-name="ACE-10" table:formula="of:=([.C89]-[.C88])/[.C88]" office:value-type="float" office:value="-0.010676014927554297">
            <text:p>−1.07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10-03">
            <text:p>10/03/16</text:p>
          </table:table-cell>
          <table:table-cell table:style-name="ACE-4" office:value-type="float" office:value="2161.1999999999998">
            <text:p>2,161.20</text:p>
          </table:table-cell>
          <table:table-cell table:style-name="ACE-6" office:value-type="float" office:value="18253.849999999999">
            <text:p>18,253.85 </text:p>
          </table:table-cell>
          <table:table-cell table:style-name="ACE-6" office:value-type="float" office:value="5300.8739999999998">
            <text:p>5,300.8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90]/[.I89]" office:value-type="float" office:value="1.1666666666666667">
            <text:p>116.67%</text:p>
          </table:table-cell>
          <table:table-cell table:style-name="ACE-10" table:formula="of:=([.C90]-[.C89])/[.C89]" office:value-type="float" office:value="0.0060848405347383111">
            <text:p>0.61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10-06">
            <text:p>10/06/16</text:p>
          </table:table-cell>
          <table:table-cell table:style-name="ACE-4" office:value-type="float" office:value="2160.77">
            <text:p>2,160.77</text:p>
          </table:table-cell>
          <table:table-cell table:style-name="ACE-6" office:value-type="float" office:value="18268.5">
            <text:p>18,268.50 </text:p>
          </table:table-cell>
          <table:table-cell table:style-name="ACE-6" office:value-type="float" office:value="5306.8500000000004">
            <text:p>5,306.85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91]/[.I90]" office:value-type="float" office:value="1.1666666666666667">
            <text:p>116.67%</text:p>
          </table:table-cell>
          <table:table-cell table:style-name="ACE-10" table:formula="of:=([.C91]-[.C90])/[.C90]" office:value-type="float" office:value="0.00080257041665190943">
            <text:p>0.08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10-12">
            <text:p>10/12/16</text:p>
          </table:table-cell>
          <table:table-cell table:style-name="ACE-4" office:value-type="float" office:value="2139.1799999999998">
            <text:p>2,139.18</text:p>
          </table:table-cell>
          <table:table-cell table:style-name="ACE-6" office:value-type="float" office:value="18144.200000000001">
            <text:p>18,144.20 </text:p>
          </table:table-cell>
          <table:table-cell table:style-name="ACE-6" office:value-type="float" office:value="5239.0190000000002">
            <text:p>5,239.02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92]/[.I91]" office:value-type="float" office:value="1.1666666666666667">
            <text:p>116.67%</text:p>
          </table:table-cell>
          <table:table-cell table:style-name="ACE-10" table:formula="of:=([.C92]-[.C91])/[.C91]" office:value-type="float" office:value="-0.0068040616361496166">
            <text:p>−0.68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10-19">
            <text:p>10/19/16</text:p>
          </table:table-cell>
          <table:table-cell table:style-name="ACE-4" office:value-type="float" office:value="2144.29">
            <text:p>2,144.29</text:p>
          </table:table-cell>
          <table:table-cell table:style-name="ACE-6" office:value-type="float" office:value="18202.619999999999">
            <text:p>18,202.62 </text:p>
          </table:table-cell>
          <table:table-cell table:style-name="ACE-6" office:value-type="float" office:value="5246.4099999999999">
            <text:p>5,246.41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93]/[.I92]" office:value-type="float" office:value="1.1666666666666667">
            <text:p>116.67%</text:p>
          </table:table-cell>
          <table:table-cell table:style-name="ACE-10" table:formula="of:=([.C93]-[.C92])/[.C92]" office:value-type="float" office:value="0.0032197616869301623">
            <text:p>0.32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11-01">
            <text:p>11/01/16</text:p>
          </table:table-cell>
          <table:table-cell table:style-name="ACE-4" office:value-type="float" office:value="2111.7199999999998">
            <text:p>2,111.72</text:p>
          </table:table-cell>
          <table:table-cell table:style-name="ACE-6" office:value-type="float" office:value="18037.099999999999">
            <text:p>18,037.10 </text:p>
          </table:table-cell>
          <table:table-cell table:style-name="ACE-6" office:value-type="float" office:value="5153.5699999999997">
            <text:p>5,153.5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94]/[.I93]" office:value-type="float" office:value="1.1666666666666667">
            <text:p>116.67%</text:p>
          </table:table-cell>
          <table:table-cell table:style-name="ACE-10" table:formula="of:=([.C94]-[.C93])/[.C93]" office:value-type="float" office:value="-0.0090931964739142199">
            <text:p>−0.91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11-07">
            <text:p>11/07/16</text:p>
          </table:table-cell>
          <table:table-cell table:style-name="ACE-4" office:value-type="float" office:value="2131.52">
            <text:p>2,131.52</text:p>
          </table:table-cell>
          <table:table-cell table:style-name="ACE-6" office:value-type="float" office:value="18259.599999999999">
            <text:p>18,259.60 </text:p>
          </table:table-cell>
          <table:table-cell table:style-name="ACE-6" office:value-type="float" office:value="5166.1700000000001">
            <text:p>5,166.1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95]/[.I94]" office:value-type="float" office:value="1.1666666666666667">
            <text:p>116.67%</text:p>
          </table:table-cell>
          <table:table-cell table:style-name="ACE-10" table:formula="of:=([.C95]-[.C94])/[.C94]" office:value-type="float" office:value="0.01233568589185623">
            <text:p>1.23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11-09">
            <text:p>11/09/16</text:p>
          </table:table-cell>
          <table:table-cell table:style-name="ACE-4" office:value-type="float" office:value="2163.2600000000002">
            <text:p>2,163.26</text:p>
          </table:table-cell>
          <table:table-cell table:style-name="ACE-6" office:value-type="float" office:value="18589.689999999999">
            <text:p>18,589.69 </text:p>
          </table:table-cell>
          <table:table-cell table:style-name="ACE-6" office:value-type="float" office:value="5251.0699999999997">
            <text:p>5,251.0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96]/[.I95]" office:value-type="float" office:value="1.1666666666666667">
            <text:p>116.67%</text:p>
          </table:table-cell>
          <table:table-cell table:style-name="ACE-10" table:formula="of:=([.C96]-[.C95])/[.C95]" office:value-type="float" office:value="0.018077613967447271">
            <text:p>1.81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11-15">
            <text:p>11/15/16</text:p>
          </table:table-cell>
          <table:table-cell table:style-name="ACE-4" office:value-type="float" office:value="2180.3899999999999">
            <text:p>2,180.39</text:p>
          </table:table-cell>
          <table:table-cell table:style-name="ACE-6" office:value-type="float" office:value="18923.060000000001">
            <text:p>18,923.06 </text:p>
          </table:table-cell>
          <table:table-cell table:style-name="ACE-6" office:value-type="float" office:value="5275.6199999999999">
            <text:p>5,275.62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97]/[.I96]" office:value-type="float" office:value="1.1666666666666667">
            <text:p>116.67%</text:p>
          </table:table-cell>
          <table:table-cell table:style-name="ACE-10" table:formula="of:=([.C97]-[.C96])/[.C96]" office:value-type="float" office:value="0.017933058593231122">
            <text:p>1.79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11-16">
            <text:p>11/16/16</text:p>
          </table:table-cell>
          <table:table-cell table:style-name="ACE-4" office:value-type="float" office:value="2176.9400000000001">
            <text:p>2,176.94</text:p>
          </table:table-cell>
          <table:table-cell table:style-name="ACE-6" office:value-type="float" office:value="18868.139999999999">
            <text:p>18,868.14 </text:p>
          </table:table-cell>
          <table:table-cell table:style-name="ACE-6" office:value-type="float" office:value="5294.8500000000004">
            <text:p>5,294.85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98]/[.I97]" office:value-type="float" office:value="1.1666666666666667">
            <text:p>116.67%</text:p>
          </table:table-cell>
          <table:table-cell table:style-name="ACE-10" table:formula="of:=([.C98]-[.C97])/[.C97]" office:value-type="float" office:value="-0.002902279018298409">
            <text:p>−0.29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11-22">
            <text:p>11/22/16</text:p>
          </table:table-cell>
          <table:table-cell table:style-name="ACE-4" office:value-type="float" office:value="2202.9400000000001">
            <text:p>2,202.94</text:p>
          </table:table-cell>
          <table:table-cell table:style-name="ACE-6" office:value-type="float" office:value="19023.869999999999">
            <text:p>19,023.87 </text:p>
          </table:table-cell>
          <table:table-cell table:style-name="ACE-6" office:value-type="float" office:value="5386.3500000000004">
            <text:p>5,386.35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99]/[.I98]" office:value-type="float" office:value="1.1666666666666667">
            <text:p>116.67%</text:p>
          </table:table-cell>
          <table:table-cell table:style-name="ACE-10" table:formula="of:=([.C99]-[.C98])/[.C98]" office:value-type="float" office:value="0.0082535957439365815">
            <text:p>0.83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11-23">
            <text:p>11/23/16</text:p>
          </table:table-cell>
          <table:table-cell table:style-name="ACE-4" office:value-type="float" office:value="2204.7199999999998">
            <text:p>2,204.72</text:p>
          </table:table-cell>
          <table:table-cell table:style-name="ACE-6" office:value-type="float" office:value="19083.18">
            <text:p>19,083.18 </text:p>
          </table:table-cell>
          <table:table-cell table:style-name="ACE-6" office:value-type="float" office:value="5380.6700000000001">
            <text:p>5,380.6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00]/[.I99]" office:value-type="float" office:value="1.1666666666666667">
            <text:p>116.67%</text:p>
          </table:table-cell>
          <table:table-cell table:style-name="ACE-10" table:formula="of:=([.C100]-[.C99])/[.C99]" office:value-type="float" office:value="0.0031176621791465832">
            <text:p>0.31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11-30">
            <text:p>11/30/16</text:p>
          </table:table-cell>
          <table:table-cell table:style-name="ACE-4" office:value-type="float" office:value="2198.8099999999999">
            <text:p>2,198.81</text:p>
          </table:table-cell>
          <table:table-cell table:style-name="ACE-6" office:value-type="float" office:value="19123.580000000002">
            <text:p>19,123.58 </text:p>
          </table:table-cell>
          <table:table-cell table:style-name="ACE-6" office:value-type="float" office:value="5323.6800000000003">
            <text:p>5,323.68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01]/[.I100]" office:value-type="float" office:value="1.1666666666666667">
            <text:p>116.67%</text:p>
          </table:table-cell>
          <table:table-cell table:style-name="ACE-10" table:formula="of:=([.C101]-[.C100])/[.C100]" office:value-type="float" office:value="0.0021170475780242838">
            <text:p>0.21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12-13">
            <text:p>12/13/16</text:p>
          </table:table-cell>
          <table:table-cell table:style-name="ACE-4" office:value-type="float" office:value="2271.7199999999998">
            <text:p>2,271.72</text:p>
          </table:table-cell>
          <table:table-cell table:style-name="ACE-6" office:value-type="float" office:value="19911.209999999999">
            <text:p>19,911.21 </text:p>
          </table:table-cell>
          <table:table-cell table:style-name="ACE-6" office:value-type="float" office:value="5463.8199999999997">
            <text:p>5,463.82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02]/[.I101]" office:value-type="float" office:value="1.1666666666666667">
            <text:p>116.67%</text:p>
          </table:table-cell>
          <table:table-cell table:style-name="ACE-10" table:formula="of:=([.C102]-[.C101])/[.C101]" office:value-type="float" office:value="0.041186325991262998">
            <text:p>4.12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6-12-20">
            <text:p>12/20/16</text:p>
          </table:table-cell>
          <table:table-cell table:style-name="ACE-4" office:value-type="float" office:value="2270.7600000000002">
            <text:p>2,270.76</text:p>
          </table:table-cell>
          <table:table-cell table:style-name="ACE-6" office:value-type="float" office:value="19974.619999999999">
            <text:p>19,974.62 </text:p>
          </table:table-cell>
          <table:table-cell table:style-name="ACE-6" office:value-type="float" office:value="5483.9399999999996">
            <text:p>5,483.94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03]/[.I102]" office:value-type="float" office:value="1.1666666666666667">
            <text:p>116.67%</text:p>
          </table:table-cell>
          <table:table-cell table:style-name="ACE-10" table:formula="of:=([.C103]-[.C102])/[.C102]" office:value-type="float" office:value="0.0031846382012946403">
            <text:p>0.32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7-01-03">
            <text:p>01/03/17</text:p>
          </table:table-cell>
          <table:table-cell table:style-name="ACE-4" office:value-type="float" office:value="2257.8299999999999">
            <text:p>2,257.83</text:p>
          </table:table-cell>
          <table:table-cell table:style-name="ACE-6" office:value-type="float" office:value="19881.759999999998">
            <text:p>19,881.76 </text:p>
          </table:table-cell>
          <table:table-cell table:style-name="ACE-6" office:value-type="float" office:value="5429.0839999999998">
            <text:p>5,429.08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04]/[.I103]" office:value-type="float" office:value="1.1666666666666667">
            <text:p>116.67%</text:p>
          </table:table-cell>
          <table:table-cell table:style-name="ACE-10" table:formula="of:=([.C104]-[.C103])/[.C103]" office:value-type="float" office:value="-0.0046488994534064024">
            <text:p>−0.4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7-01-12">
            <text:p>01/12/17</text:p>
          </table:table-cell>
          <table:table-cell table:style-name="ACE-4" office:value-type="float" office:value="2270.4400000000001">
            <text:p>2,270.44</text:p>
          </table:table-cell>
          <table:table-cell table:style-name="ACE-6" office:value-type="float" office:value="19891">
            <text:p>19,891.00 </text:p>
          </table:table-cell>
          <table:table-cell table:style-name="ACE-6" office:value-type="float" office:value="5547.4799999999996">
            <text:p>5,547.48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05]/[.I104]" office:value-type="float" office:value="1.1666666666666667">
            <text:p>116.67%</text:p>
          </table:table-cell>
          <table:table-cell table:style-name="ACE-10" table:formula="of:=([.C105]-[.C104])/[.C104]" office:value-type="float" office:value="0.00046474758773879183">
            <text:p>0.05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7-01-27">
            <text:p>01/27/17</text:p>
          </table:table-cell>
          <table:table-cell table:style-name="ACE-4" office:value-type="float" office:value="2296.6799999999998">
            <text:p>2,296.68</text:p>
          </table:table-cell>
          <table:table-cell table:style-name="ACE-6" office:value-type="float" office:value="20100.91">
            <text:p>20,100.91 </text:p>
          </table:table-cell>
          <table:table-cell table:style-name="ACE-6" office:value-type="float" office:value="5655.1700000000001">
            <text:p>5,655.1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06]/[.I105]" office:value-type="float" office:value="1.1666666666666667">
            <text:p>116.67%</text:p>
          </table:table-cell>
          <table:table-cell table:style-name="ACE-10" table:formula="of:=([.C106]-[.C105])/[.C105]" office:value-type="float" office:value="0.010553013925896127">
            <text:p>1.0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7-01-31">
            <text:p>01/31/17</text:p>
          </table:table-cell>
          <table:table-cell table:style-name="ACE-4" office:value-type="float" office:value="2278.8699999999999">
            <text:p>2,278.87</text:p>
          </table:table-cell>
          <table:table-cell table:style-name="ACE-6" office:value-type="float" office:value="19864.09">
            <text:p>19,864.09 </text:p>
          </table:table-cell>
          <table:table-cell table:style-name="ACE-6" office:value-type="float" office:value="5614.7799999999997">
            <text:p>5,614.78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07]/[.I106]" office:value-type="float" office:value="1.1666666666666667">
            <text:p>116.67%</text:p>
          </table:table-cell>
          <table:table-cell table:style-name="ACE-10" table:formula="of:=([.C107]-[.C106])/[.C106]" office:value-type="float" office:value="-0.011781556158402765">
            <text:p>−1.18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7-02-10">
            <text:p>02/10/17</text:p>
          </table:table-cell>
          <table:table-cell table:style-name="ACE-4" office:value-type="float" office:value="2307.8699999999999">
            <text:p>2,307.87</text:p>
          </table:table-cell>
          <table:table-cell table:style-name="ACE-6" office:value-type="float" office:value="20172.400000000001">
            <text:p>20,172.40 </text:p>
          </table:table-cell>
          <table:table-cell table:style-name="ACE-6" office:value-type="float" office:value="5715.1800000000003">
            <text:p>5,715.18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08]/[.I107]" office:value-type="float" office:value="1.1666666666666667">
            <text:p>116.67%</text:p>
          </table:table-cell>
          <table:table-cell table:style-name="ACE-10" table:formula="of:=([.C108]-[.C107])/[.C107]" office:value-type="float" office:value="0.015520972770461739">
            <text:p>1.55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7-02-15">
            <text:p>02/15/17</text:p>
          </table:table-cell>
          <table:table-cell table:style-name="ACE-4" office:value-type="float" office:value="2337.5799999999999">
            <text:p>2,337.58</text:p>
          </table:table-cell>
          <table:table-cell table:style-name="ACE-6" office:value-type="float" office:value="20504.41">
            <text:p>20,504.41 </text:p>
          </table:table-cell>
          <table:table-cell table:style-name="ACE-6" office:value-type="float" office:value="5782.5699999999997">
            <text:p>5,782.5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09]/[.I108]" office:value-type="float" office:value="1.1666666666666667">
            <text:p>116.67%</text:p>
          </table:table-cell>
          <table:table-cell table:style-name="ACE-10" table:formula="of:=([.C109]-[.C108])/[.C108]" office:value-type="float" office:value="0.016458626638377109">
            <text:p>1.65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7-02-17">
            <text:p>02/17/17</text:p>
          </table:table-cell>
          <table:table-cell table:style-name="ACE-4" office:value-type="float" office:value="2351.1599999999999">
            <text:p>2,351.16</text:p>
          </table:table-cell>
          <table:table-cell table:style-name="ACE-6" office:value-type="float" office:value="20624.049999999999">
            <text:p>20,624.05 </text:p>
          </table:table-cell>
          <table:table-cell table:style-name="ACE-6" office:value-type="float" office:value="5838.5699999999997">
            <text:p>5,838.5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10]/[.I109]" office:value-type="float" office:value="1.1666666666666667">
            <text:p>116.67%</text:p>
          </table:table-cell>
          <table:table-cell table:style-name="ACE-10" table:formula="of:=([.C110]-[.C109])/[.C109]" office:value-type="float" office:value="0.0058348423583024049">
            <text:p>0.58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7-02-22">
            <text:p>02/22/17</text:p>
          </table:table-cell>
          <table:table-cell table:style-name="ACE-4" office:value-type="float" office:value="2362.8200000000002">
            <text:p>2,362.82</text:p>
          </table:table-cell>
          <table:table-cell table:style-name="ACE-6" office:value-type="float" office:value="20775.599999999999">
            <text:p>20,775.60 </text:p>
          </table:table-cell>
          <table:table-cell table:style-name="ACE-6" office:value-type="float" office:value="5860.6260000000002">
            <text:p>5,860.63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11]/[.I110]" office:value-type="float" office:value="1.1666666666666667">
            <text:p>116.67%</text:p>
          </table:table-cell>
          <table:table-cell table:style-name="ACE-10" table:formula="of:=([.C111]-[.C110])/[.C110]" office:value-type="float" office:value="0.0073482172512188094">
            <text:p>0.73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7-02-28">
            <text:p>02/28/17</text:p>
          </table:table-cell>
          <table:table-cell table:style-name="ACE-4" office:value-type="float" office:value="2363.6399999999999">
            <text:p>2,363.64</text:p>
          </table:table-cell>
          <table:table-cell table:style-name="ACE-6" office:value-type="float" office:value="20812.240000000002">
            <text:p>20,812.24 </text:p>
          </table:table-cell>
          <table:table-cell table:style-name="ACE-6" office:value-type="float" office:value="5825.4380000000001">
            <text:p>5,825.44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12]/[.I111]" office:value-type="float" office:value="1.1666666666666667">
            <text:p>116.67%</text:p>
          </table:table-cell>
          <table:table-cell table:style-name="ACE-10" table:formula="of:=([.C112]-[.C111])/[.C111]" office:value-type="float" office:value="0.0017636073085736661">
            <text:p>0.18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7-03-01">
            <text:p>03/01/17</text:p>
          </table:table-cell>
          <table:table-cell table:style-name="ACE-4" office:value-type="float" office:value="2395.96">
            <text:p>2,395.96</text:p>
          </table:table-cell>
          <table:table-cell table:style-name="ACE-6" office:value-type="float" office:value="21115.549999999999">
            <text:p>21,115.55 </text:p>
          </table:table-cell>
          <table:table-cell table:style-name="ACE-6" office:value-type="float" office:value="5904.0200000000004">
            <text:p>5,904.02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13]/[.I112]" office:value-type="float" office:value="1.1666666666666667">
            <text:p>116.67%</text:p>
          </table:table-cell>
          <table:table-cell table:style-name="ACE-10" table:formula="of:=([.C113]-[.C112])/[.C112]" office:value-type="float" office:value="0.014573635514485593">
            <text:p>1.4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7-03-09">
            <text:p>03/09/17</text:p>
          </table:table-cell>
          <table:table-cell table:style-name="ACE-4" office:value-type="float" office:value="2364.8699999999999">
            <text:p>2,364.87</text:p>
          </table:table-cell>
          <table:table-cell table:style-name="ACE-6" office:value-type="float" office:value="20858.189999999999">
            <text:p>20,858.19 </text:p>
          </table:table-cell>
          <table:table-cell table:style-name="ACE-6" office:value-type="float" office:value="5838.8000000000002">
            <text:p>5,838.8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14]/[.I113]" office:value-type="float" office:value="1.1666666666666667">
            <text:p>116.67%</text:p>
          </table:table-cell>
          <table:table-cell table:style-name="ACE-10" table:formula="of:=([.C114]-[.C113])/[.C113]" office:value-type="float" office:value="-0.012188174118126243">
            <text:p>−1.22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7-05-09">
            <text:p>05/09/17</text:p>
          </table:table-cell>
          <table:table-cell table:style-name="ACE-4" office:value-type="float" office:value="2396.9200000000001">
            <text:p>2,396.92</text:p>
          </table:table-cell>
          <table:table-cell table:style-name="ACE-6" office:value-type="float" office:value="20975.779999999999">
            <text:p>20,975.78 </text:p>
          </table:table-cell>
          <table:table-cell table:style-name="ACE-6" office:value-type="float" office:value="6120.5799999999999">
            <text:p>6,120.58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15]/[.I114]" office:value-type="float" office:value="1.1666666666666667">
            <text:p>116.67%</text:p>
          </table:table-cell>
          <table:table-cell table:style-name="ACE-10" table:formula="of:=([.C115]-[.C114])/[.C114]" office:value-type="float" office:value="0.0056375936742354034">
            <text:p>0.5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7-05-16">
            <text:p>05/16/17</text:p>
          </table:table-cell>
          <table:table-cell table:style-name="ACE-4" office:value-type="float" office:value="2400.6700000000001">
            <text:p>2,400.67</text:p>
          </table:table-cell>
          <table:table-cell table:style-name="ACE-6" office:value-type="float" office:value="20979.75">
            <text:p>20,979.75 </text:p>
          </table:table-cell>
          <table:table-cell table:style-name="ACE-6" office:value-type="float" office:value="6169.8699999999999">
            <text:p>6,169.8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16]/[.I115]" office:value-type="float" office:value="1.1666666666666667">
            <text:p>116.67%</text:p>
          </table:table-cell>
          <table:table-cell table:style-name="ACE-10" table:formula="of:=([.C116]-[.C115])/[.C115]" office:value-type="float" office:value="0.00018926590572561136">
            <text:p>0.02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7-05-25">
            <text:p>05/25/17</text:p>
          </table:table-cell>
          <table:table-cell table:style-name="ACE-4" office:value-type="float" office:value="2415.0700000000002">
            <text:p>2,415.07</text:p>
          </table:table-cell>
          <table:table-cell table:style-name="ACE-6" office:value-type="float" office:value="21082.950000000001">
            <text:p>21,082.95 </text:p>
          </table:table-cell>
          <table:table-cell table:style-name="ACE-6" office:value-type="float" office:value="6205.25">
            <text:p>6,205.25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17]/[.I116]" office:value-type="float" office:value="1.1666666666666667">
            <text:p>116.67%</text:p>
          </table:table-cell>
          <table:table-cell table:style-name="ACE-10" table:formula="of:=([.C117]-[.C116])/[.C116]" office:value-type="float" office:value="0.0049190290637400698">
            <text:p>0.49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7-06-01">
            <text:p>06/01/17</text:p>
          </table:table-cell>
          <table:table-cell table:style-name="ACE-4" office:value-type="float" office:value="2430.0599999999999">
            <text:p>2,430.06</text:p>
          </table:table-cell>
          <table:table-cell table:style-name="ACE-6" office:value-type="float" office:value="21144.18">
            <text:p>21,144.18 </text:p>
          </table:table-cell>
          <table:table-cell table:style-name="ACE-6" office:value-type="float" office:value="6246.8296">
            <text:p>6,246.83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18]/[.I117]" office:value-type="float" office:value="1.1666666666666667">
            <text:p>116.67%</text:p>
          </table:table-cell>
          <table:table-cell table:style-name="ACE-10" table:formula="of:=([.C118]-[.C117])/[.C117]" office:value-type="float" office:value="0.0029042425277297323">
            <text:p>0.29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7-06-08">
            <text:p>06/08/17</text:p>
          </table:table-cell>
          <table:table-cell table:style-name="ACE-4" office:value-type="float" office:value="2433.79">
            <text:p>2,433.79</text:p>
          </table:table-cell>
          <table:table-cell table:style-name="ACE-6" office:value-type="float" office:value="21182.529999999999">
            <text:p>21,182.53 </text:p>
          </table:table-cell>
          <table:table-cell table:style-name="ACE-6" office:value-type="float" office:value="6321.7637000000004">
            <text:p>6,321.76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19]/[.I118]" office:value-type="float" office:value="1.1666666666666667">
            <text:p>116.67%</text:p>
          </table:table-cell>
          <table:table-cell table:style-name="ACE-10" table:formula="of:=([.C119]-[.C118])/[.C118]" office:value-type="float" office:value="0.0018137378701845398">
            <text:p>0.18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7-06-14">
            <text:p>06/14/17</text:p>
          </table:table-cell>
          <table:table-cell table:style-name="ACE-4" office:value-type="float" office:value="2437.3200000000002">
            <text:p>2,437.32</text:p>
          </table:table-cell>
          <table:table-cell table:style-name="ACE-6" office:value-type="float" office:value="21374.560000000001">
            <text:p>21,374.56 </text:p>
          </table:table-cell>
          <table:table-cell table:style-name="ACE-6" office:value-type="float" office:value="6194.8900000000003">
            <text:p>6,194.89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20]/[.I119]" office:value-type="float" office:value="1.1666666666666667">
            <text:p>116.67%</text:p>
          </table:table-cell>
          <table:table-cell table:style-name="ACE-10" table:formula="of:=([.C120]-[.C119])/[.C119]" office:value-type="float" office:value="0.0090654893442852422">
            <text:p>0.91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7-07-10">
            <text:p>07/10/17</text:p>
          </table:table-cell>
          <table:table-cell table:style-name="ACE-4" office:value-type="float" office:value="2427.4299999999998">
            <text:p>2,427.43</text:p>
          </table:table-cell>
          <table:table-cell table:style-name="ACE-6" office:value-type="float" office:value="21408.52">
            <text:p>21,408.52 </text:p>
          </table:table-cell>
          <table:table-cell table:style-name="ACE-6" office:value-type="float" office:value="6176.3900000000003">
            <text:p>6,176.39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21]/[.I120]" office:value-type="float" office:value="1.1666666666666667">
            <text:p>116.67%</text:p>
          </table:table-cell>
          <table:table-cell table:style-name="ACE-10" table:formula="of:=([.C121]-[.C120])/[.C120]" office:value-type="float" office:value="0.001588804635042739">
            <text:p>0.1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8-01-17">
            <text:p>01/17/18</text:p>
          </table:table-cell>
          <table:table-cell table:style-name="ACE-4" office:value-type="float" office:value="2802.5599999999999">
            <text:p>2,802.56</text:p>
          </table:table-cell>
          <table:table-cell table:style-name="ACE-6" office:value-type="float" office:value="26115.650000000001">
            <text:p>26,115.65 </text:p>
          </table:table-cell>
          <table:table-cell table:style-name="ACE-6" office:value-type="float" office:value="7298.2799999999997">
            <text:p>7,298.28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22]/[.I121]" office:value-type="float" office:value="1.1666666666666667">
            <text:p>116.67%</text:p>
          </table:table-cell>
          <table:table-cell table:style-name="ACE-10" table:formula="of:=([.C122]-[.C121])/[.C121]" office:value-type="float" office:value="0.2198718080465161">
            <text:p>21.99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8-01-19">
            <text:p>01/19/18</text:p>
          </table:table-cell>
          <table:table-cell table:style-name="ACE-4" office:value-type="float" office:value="2810.3000000000002">
            <text:p>2,810.30</text:p>
          </table:table-cell>
          <table:table-cell table:style-name="ACE-6" office:value-type="float" office:value="26071.720000000001">
            <text:p>26,071.72 </text:p>
          </table:table-cell>
          <table:table-cell table:style-name="ACE-4" office:value-type="float" office:value="7336.3800000000001">
            <text:p>7,336.38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23]/[.I122]" office:value-type="float" office:value="1.1666666666666667">
            <text:p>116.67%</text:p>
          </table:table-cell>
          <table:table-cell table:style-name="ACE-10" table:formula="of:=([.C123]-[.C122])/[.C122]" office:value-type="float" office:value="-0.0016821331270713265">
            <text:p>−0.17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8-01-25">
            <text:p>01/25/18</text:p>
          </table:table-cell>
          <table:table-cell table:style-name="ACE-4" office:value-type="float" office:value="2839.25">
            <text:p>2,839.25</text:p>
          </table:table-cell>
          <table:table-cell table:style-name="ACE-6" office:value-type="float" office:value="26392.790000000001">
            <text:p>26,392.79 </text:p>
          </table:table-cell>
          <table:table-cell table:style-name="ACE-6" office:value-type="float" office:value="7411.1599999999999">
            <text:p>7,411.16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24]/[.I123]" office:value-type="float" office:value="1.1666666666666667">
            <text:p>116.67%</text:p>
          </table:table-cell>
          <table:table-cell table:style-name="ACE-10" table:formula="of:=([.C124]-[.C123])/[.C123]" office:value-type="float" office:value="0.012314876041933548">
            <text:p>1.23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8-01-26">
            <text:p>01/26/18</text:p>
          </table:table-cell>
          <table:table-cell table:style-name="ACE-4" office:value-type="float" office:value="2872.8699999999999">
            <text:p>2,872.87</text:p>
          </table:table-cell>
          <table:table-cell table:style-name="ACE-6" office:value-type="float" office:value="26616.709999999999">
            <text:p>26,616.71 </text:p>
          </table:table-cell>
          <table:table-cell table:style-name="ACE-6" office:value-type="float" office:value="7505.7719999999999">
            <text:p>7,505.7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25]/[.I124]" office:value-type="float" office:value="1.1666666666666667">
            <text:p>116.67%</text:p>
          </table:table-cell>
          <table:table-cell table:style-name="ACE-10" table:formula="of:=([.C125]-[.C124])/[.C124]" office:value-type="float" office:value="0.0084841352505740479">
            <text:p>0.85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8-02-05">
            <text:p>02/05/18</text:p>
          </table:table-cell>
          <table:table-cell table:style-name="ACE-4" office:value-type="float" office:value="2648.9400000000001">
            <text:p>2,648.94</text:p>
          </table:table-cell>
          <table:table-cell table:style-name="ACE-6" office:value-type="float" office:value="24345.75">
            <text:p>24,345.75 </text:p>
          </table:table-cell>
          <table:table-cell table:style-name="ACE-6" office:value-type="float" office:value="6967.5200000000004">
            <text:p>6,967.52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26]/[.I125]" office:value-type="float" office:value="1.1666666666666667">
            <text:p>116.67%</text:p>
          </table:table-cell>
          <table:table-cell table:style-name="ACE-10" table:formula="of:=([.C126]-[.C125])/[.C125]" office:value-type="float" office:value="-0.085320837924747248">
            <text:p>−8.53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8-02-06">
            <text:p>02/06/18</text:p>
          </table:table-cell>
          <table:table-cell table:style-name="ACE-4" office:value-type="float" office:value="2695.1399999999999">
            <text:p>2,695.14</text:p>
          </table:table-cell>
          <table:table-cell table:style-name="ACE-6" office:value-type="float" office:value="24912.77">
            <text:p>24,912.77 </text:p>
          </table:table-cell>
          <table:table-cell table:style-name="ACE-6" office:value-type="float" office:value="7115.8823000000002">
            <text:p>7,115.88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27]/[.I126]" office:value-type="float" office:value="1.1666666666666667">
            <text:p>116.67%</text:p>
          </table:table-cell>
          <table:table-cell table:style-name="ACE-10" table:formula="of:=([.C127]-[.C126])/[.C126]" office:value-type="float" office:value="0.023290307343170797">
            <text:p>2.33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8-02-13">
            <text:p>02/13/18</text:p>
          </table:table-cell>
          <table:table-cell table:style-name="ACE-4" office:value-type="float" office:value="2662.9400000000001">
            <text:p>2,662.94</text:p>
          </table:table-cell>
          <table:table-cell table:style-name="ACE-6" office:value-type="float" office:value="24640.450000000001">
            <text:p>24,640.45 </text:p>
          </table:table-cell>
          <table:table-cell table:style-name="ACE-6" office:value-type="float" office:value="7013.5102999999999">
            <text:p>7,013.51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28]/[.I127]" office:value-type="float" office:value="1.1666666666666667">
            <text:p>116.67%</text:p>
          </table:table-cell>
          <table:table-cell table:style-name="ACE-10" table:formula="of:=([.C128]-[.C127])/[.C127]" office:value-type="float" office:value="-0.01093094023667379">
            <text:p>−1.09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8-02-26">
            <text:p>02/26/18</text:p>
          </table:table-cell>
          <table:table-cell table:style-name="ACE-4" office:value-type="float" office:value="2779.5999999999999">
            <text:p>2,779.60</text:p>
          </table:table-cell>
          <table:table-cell table:style-name="ACE-6" office:value-type="float" office:value="25709.27">
            <text:p>25,709.27 </text:p>
          </table:table-cell>
          <table:table-cell table:style-name="ACE-6" office:value-type="float" office:value="7421.46">
            <text:p>7,421.46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29]/[.I128]" office:value-type="float" office:value="1.1666666666666667">
            <text:p>116.67%</text:p>
          </table:table-cell>
          <table:table-cell table:style-name="ACE-10" table:formula="of:=([.C129]-[.C128])/[.C128]" office:value-type="float" office:value="0.043376642877869506">
            <text:p>4.34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8-03-26">
            <text:p>03/26/18</text:p>
          </table:table-cell>
          <table:table-cell table:style-name="ACE-4" office:value-type="float" office:value="2658.5500000000002">
            <text:p>2,658.55</text:p>
          </table:table-cell>
          <table:table-cell table:style-name="ACE-6" office:value-type="float" office:value="24202.599999999999">
            <text:p>24,202.60 </text:p>
          </table:table-cell>
          <table:table-cell table:style-name="ACE-6" office:value-type="float" office:value="7220.5434999999998">
            <text:p>7,220.54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30]/[.I129]" office:value-type="float" office:value="1.1666666666666667">
            <text:p>116.67%</text:p>
          </table:table-cell>
          <table:table-cell table:style-name="ACE-10" table:formula="of:=([.C130]-[.C129])/[.C129]" office:value-type="float" office:value="-0.058604153287899731">
            <text:p>−5.8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8-04-02">
            <text:p>04/02/18</text:p>
          </table:table-cell>
          <table:table-cell table:style-name="ACE-4" office:value-type="float" office:value="2581.8800000000001">
            <text:p>2,581.88</text:p>
          </table:table-cell>
          <table:table-cell table:style-name="ACE-6" office:value-type="float" office:value="23644.189999999999">
            <text:p>23,644.19 </text:p>
          </table:table-cell>
          <table:table-cell table:style-name="ACE-6" office:value-type="float" office:value="6870.1099999999997">
            <text:p>6,870.11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31]/[.I130]" office:value-type="float" office:value="1.1666666666666667">
            <text:p>116.67%</text:p>
          </table:table-cell>
          <table:table-cell table:style-name="ACE-10" table:formula="of:=([.C131]-[.C130])/[.C130]" office:value-type="float" office:value="-0.023072314544718333">
            <text:p>−2.31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8-04-23">
            <text:p>04/23/18</text:p>
          </table:table-cell>
          <table:table-cell table:style-name="ACE-4" office:value-type="float" office:value="2670.29">
            <text:p>2,670.29</text:p>
          </table:table-cell>
          <table:table-cell table:style-name="ACE-6" office:value-type="float" office:value="24448.689999999999">
            <text:p>24,448.69 </text:p>
          </table:table-cell>
          <table:table-cell table:style-name="ACE-6" office:value-type="float" office:value="7128.6000000000004">
            <text:p>7,128.6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32]/[.I131]" office:value-type="float" office:value="1.1666666666666667">
            <text:p>116.67%</text:p>
          </table:table-cell>
          <table:table-cell table:style-name="ACE-10" table:formula="of:=([.C132]-[.C131])/[.C131]" office:value-type="float" office:value="0.034025272170457102">
            <text:p>3.40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8-05-08">
            <text:p>05/08/18</text:p>
          </table:table-cell>
          <table:table-cell table:style-name="ACE-4" office:value-type="float" office:value="2671.9200000000001">
            <text:p>2,671.92</text:p>
          </table:table-cell>
          <table:table-cell table:style-name="ACE-6" office:value-type="float" office:value="24360.209999999999">
            <text:p>24,360.21 </text:p>
          </table:table-cell>
          <table:table-cell table:style-name="ACE-6" office:value-type="float" office:value="7266.9022999999997">
            <text:p>7,266.9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33]/[.I132]" office:value-type="float" office:value="1.1666666666666667">
            <text:p>116.67%</text:p>
          </table:table-cell>
          <table:table-cell table:style-name="ACE-10" table:formula="of:=([.C133]-[.C132])/[.C132]" office:value-type="float" office:value="-0.0036190078077802763">
            <text:p>−0.3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8-05-17">
            <text:p>05/17/18</text:p>
          </table:table-cell>
          <table:table-cell table:style-name="ACE-4" office:value-type="float" office:value="2720.1300000000001">
            <text:p>2,720.13</text:p>
          </table:table-cell>
          <table:table-cell table:style-name="ACE-6" office:value-type="float" office:value="24713.98">
            <text:p>24,713.98 </text:p>
          </table:table-cell>
          <table:table-cell table:style-name="ACE-6" office:value-type="float" office:value="7382.4727000000003">
            <text:p>7,382.4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34]/[.I133]" office:value-type="float" office:value="1.1666666666666667">
            <text:p>116.67%</text:p>
          </table:table-cell>
          <table:table-cell table:style-name="ACE-10" table:formula="of:=([.C134]-[.C133])/[.C133]" office:value-type="float" office:value="0.014522452803157298">
            <text:p>1.45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8-06-12">
            <text:p>06/12/18</text:p>
          </table:table-cell>
          <table:table-cell table:style-name="ACE-4" office:value-type="float" office:value="2786.8499999999999">
            <text:p>2,786.85</text:p>
          </table:table-cell>
          <table:table-cell table:style-name="ACE-6" office:value-type="float" office:value="25320.73">
            <text:p>25,320.73 </text:p>
          </table:table-cell>
          <table:table-cell table:style-name="ACE-6" office:value-type="float" office:value="7703.79">
            <text:p>7,703.79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35]/[.I134]" office:value-type="float" office:value="1.1666666666666667">
            <text:p>116.67%</text:p>
          </table:table-cell>
          <table:table-cell table:style-name="ACE-10" table:formula="of:=([.C135]-[.C134])/[.C134]" office:value-type="float" office:value="0.024550881727669928">
            <text:p>2.4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8-07-01">
            <text:p>07/01/18</text:p>
          </table:table-cell>
          <table:table-cell table:style-name="ACE-4" office:value-type="float" office:value="2718.3699999999999">
            <text:p>2,718.37</text:p>
          </table:table-cell>
          <table:table-cell table:style-name="ACE-6" office:value-type="float" office:value="24271.41">
            <text:p>24,271.41 </text:p>
          </table:table-cell>
          <table:table-cell table:style-name="ACE-6" office:value-type="float" office:value="7510.3037000000004">
            <text:p>7,510.3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36]/[.I135]" office:value-type="float" office:value="1.1666666666666667">
            <text:p>116.67%</text:p>
          </table:table-cell>
          <table:table-cell table:style-name="ACE-10" table:formula="of:=([.C136]-[.C135])/[.C135]" office:value-type="float" office:value="-0.041441143284573538">
            <text:p>−4.14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8-08-27">
            <text:p>08/27/18</text:p>
          </table:table-cell>
          <table:table-cell table:style-name="ACE-4" office:value-type="float" office:value="2896.7399999999998">
            <text:p>2,896.74</text:p>
          </table:table-cell>
          <table:table-cell table:style-name="ACE-6" office:value-type="float" office:value="26049.639999999999">
            <text:p>26,049.64 </text:p>
          </table:table-cell>
          <table:table-cell table:style-name="ACE-6" office:value-type="float" office:value="8017.8950000000004">
            <text:p>8,017.9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37]/[.I136]" office:value-type="float" office:value="1.1666666666666667">
            <text:p>116.67%</text:p>
          </table:table-cell>
          <table:table-cell table:style-name="ACE-10" table:formula="of:=([.C137]-[.C136])/[.C136]" office:value-type="float" office:value="0.073264388018660614">
            <text:p>7.33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8-09-10">
            <text:p>09/10/18</text:p>
          </table:table-cell>
          <table:table-cell table:style-name="ACE-4" office:value-type="float" office:value="2877.1300000000001">
            <text:p>2,877.13</text:p>
          </table:table-cell>
          <table:table-cell table:style-name="ACE-6" office:value-type="float" office:value="25857.07">
            <text:p>25,857.07 </text:p>
          </table:table-cell>
          <table:table-cell table:style-name="ACE-6" office:value-type="float" office:value="7924.1599999999999">
            <text:p>7,924.16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38]/[.I137]" office:value-type="float" office:value="1.1666666666666667">
            <text:p>116.67%</text:p>
          </table:table-cell>
          <table:table-cell table:style-name="ACE-10" table:formula="of:=([.C138]-[.C137])/[.C137]" office:value-type="float" office:value="-0.0073924246170004541">
            <text:p>−0.74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8-09-20">
            <text:p>09/20/18</text:p>
          </table:table-cell>
          <table:table-cell table:style-name="ACE-4" office:value-type="float" office:value="2930.75">
            <text:p>2,930.75</text:p>
          </table:table-cell>
          <table:table-cell table:style-name="ACE-6" office:value-type="float" office:value="26656.98">
            <text:p>26,656.98 </text:p>
          </table:table-cell>
          <table:table-cell table:style-name="ACE-6" office:value-type="float" office:value="8028.2299999999996">
            <text:p>8,028.23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39]/[.I138]" office:value-type="float" office:value="1.1666666666666667">
            <text:p>116.67%</text:p>
          </table:table-cell>
          <table:table-cell table:style-name="ACE-10" table:formula="of:=([.C139]-[.C138])/[.C138]" office:value-type="float" office:value="0.030935833023617906">
            <text:p>3.09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8-10-01">
            <text:p>10/01/18</text:p>
          </table:table-cell>
          <table:table-cell table:style-name="ACE-4" office:value-type="float" office:value="2924.5900000000001">
            <text:p>2,924.59</text:p>
          </table:table-cell>
          <table:table-cell table:style-name="ACE-6" office:value-type="float" office:value="26651.209999999999">
            <text:p>26,651.21 </text:p>
          </table:table-cell>
          <table:table-cell table:style-name="ACE-6" office:value-type="float" office:value="8037.3022000000001">
            <text:p>8,037.3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40]/[.I139]" office:value-type="float" office:value="1.1666666666666667">
            <text:p>116.67%</text:p>
          </table:table-cell>
          <table:table-cell table:style-name="ACE-10" table:formula="of:=([.C140]-[.C139])/[.C139]" office:value-type="float" office:value="-0.00021645362677994419">
            <text:p>−0.02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8-10-31">
            <text:p>10/31/18</text:p>
          </table:table-cell>
          <table:table-cell table:style-name="ACE-4" office:value-type="float" office:value="2711.7399999999998">
            <text:p>2,711.74</text:p>
          </table:table-cell>
          <table:table-cell table:style-name="ACE-6" office:value-type="float" office:value="25115.759999999998">
            <text:p>25,115.76 </text:p>
          </table:table-cell>
          <table:table-cell table:style-name="ACE-6" office:value-type="float" office:value="7305.8994000000002">
            <text:p>7,305.9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41]/[.I140]" office:value-type="float" office:value="1.1666666666666667">
            <text:p>116.67%</text:p>
          </table:table-cell>
          <table:table-cell table:style-name="ACE-10" table:formula="of:=([.C141]-[.C140])/[.C140]" office:value-type="float" office:value="-0.057612768801116376">
            <text:p>−5.7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8-11-14">
            <text:p>11/14/18</text:p>
          </table:table-cell>
          <table:table-cell table:style-name="ACE-4" office:value-type="float" office:value="2701.5799999999999">
            <text:p>2,701.58</text:p>
          </table:table-cell>
          <table:table-cell table:style-name="ACE-6" office:value-type="float" office:value="25080.5">
            <text:p>25,080.50 </text:p>
          </table:table-cell>
          <table:table-cell table:style-name="ACE-6" office:value-type="float" office:value="7136.3926000000001">
            <text:p>7,136.39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42]/[.I141]" office:value-type="float" office:value="1.1666666666666667">
            <text:p>116.67%</text:p>
          </table:table-cell>
          <table:table-cell table:style-name="ACE-10" table:formula="of:=([.C142]-[.C141])/[.C141]" office:value-type="float" office:value="-0.0014038993842909154">
            <text:p>−0.14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9-06-07">
            <text:p>06/07/19</text:p>
          </table:table-cell>
          <table:table-cell table:style-name="ACE-4" office:value-type="float" office:value="2873.3400000000001">
            <text:p>2,873.34</text:p>
          </table:table-cell>
          <table:table-cell table:style-name="ACE-6" office:value-type="float" office:value="25983.93">
            <text:p>25,983.93 </text:p>
          </table:table-cell>
          <table:table-cell table:style-name="ACE-6" office:value-type="float" office:value="7742.1000000000004">
            <text:p>7,742.1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43]/[.I142]" office:value-type="float" office:value="1.1666666666666667">
            <text:p>116.67%</text:p>
          </table:table-cell>
          <table:table-cell table:style-name="ACE-10" table:formula="of:=([.C143]-[.C142])/[.C142]" office:value-type="float" office:value="0.036021211698331383">
            <text:p>3.60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9-07-04">
            <text:p>07/04/19</text:p>
          </table:table-cell>
          <table:table-cell table:style-name="ACE-4" office:value-type="float" office:value="2995.8200000000002">
            <text:p>2,995.82</text:p>
          </table:table-cell>
          <table:table-cell table:style-name="ACE-6" office:value-type="float" office:value="26966">
            <text:p>26,966.00 </text:p>
          </table:table-cell>
          <table:table-cell table:style-name="ACE-6" office:value-type="float" office:value="8170.2299999999996">
            <text:p>8,170.23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44]/[.I143]" office:value-type="float" office:value="1.1666666666666667">
            <text:p>116.67%</text:p>
          </table:table-cell>
          <table:table-cell table:style-name="ACE-10" table:formula="of:=([.C144]-[.C143])/[.C143]" office:value-type="float" office:value="0.037795283469436676">
            <text:p>3.78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9-07-15">
            <text:p>07/15/19</text:p>
          </table:table-cell>
          <table:table-cell table:style-name="ACE-4" office:value-type="float" office:value="3014.3000000000002">
            <text:p>3,014.30</text:p>
          </table:table-cell>
          <table:table-cell table:style-name="ACE-6" office:value-type="float" office:value="27359.16">
            <text:p>27,359.16 </text:p>
          </table:table-cell>
          <table:table-cell table:style-name="ACE-6" office:value-type="float" office:value="8258.1800000000003">
            <text:p>8,258.18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45]/[.I144]" office:value-type="float" office:value="1.1666666666666667">
            <text:p>116.67%</text:p>
          </table:table-cell>
          <table:table-cell table:style-name="ACE-10" table:formula="of:=([.C145]-[.C144])/[.C144]" office:value-type="float" office:value="0.014579841281613879">
            <text:p>1.4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9-07-16">
            <text:p>07/16/19</text:p>
          </table:table-cell>
          <table:table-cell table:style-name="ACE-4" office:value-type="float" office:value="3004.04">
            <text:p>3,004.04</text:p>
          </table:table-cell>
          <table:table-cell table:style-name="ACE-6" office:value-type="float" office:value="27335.630000000001">
            <text:p>27,335.63 </text:p>
          </table:table-cell>
          <table:table-cell table:style-name="ACE-6" office:value-type="float" office:value="8222.7900000000009">
            <text:p>8,222.79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46]/[.I145]" office:value-type="float" office:value="1.1666666666666667">
            <text:p>116.67%</text:p>
          </table:table-cell>
          <table:table-cell table:style-name="ACE-10" table:formula="of:=([.C146]-[.C145])/[.C145]" office:value-type="float" office:value="-0.0008600410246512991">
            <text:p>−0.09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9-07-17">
            <text:p>07/17/19</text:p>
          </table:table-cell>
          <table:table-cell table:style-name="ACE-4" office:value-type="float" office:value="2984.4099999999999">
            <text:p>2,984.41</text:p>
          </table:table-cell>
          <table:table-cell table:style-name="ACE-6" office:value-type="float" office:value="27219.84">
            <text:p>27,219.84 </text:p>
          </table:table-cell>
          <table:table-cell table:style-name="ACE-6" office:value-type="float" office:value="8185.1999999999998">
            <text:p>8,185.2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47]/[.I146]" office:value-type="float" office:value="1.1666666666666667">
            <text:p>116.67%</text:p>
          </table:table-cell>
          <table:table-cell table:style-name="ACE-10" table:formula="of:=([.C147]-[.C146])/[.C146]" office:value-type="float" office:value="-0.004235863596339315">
            <text:p>−0.42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9-07-26">
            <text:p>07/26/19</text:p>
          </table:table-cell>
          <table:table-cell table:style-name="ACE-4" office:value-type="float" office:value="3025.8600000000001">
            <text:p>3,025.86</text:p>
          </table:table-cell>
          <table:table-cell table:style-name="ACE-6" office:value-type="float" office:value="27192.439999999999">
            <text:p>27,192.44 </text:p>
          </table:table-cell>
          <table:table-cell table:style-name="ACE-6" office:value-type="float" office:value="8330.2099999999991">
            <text:p>8,330.21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48]/[.I147]" office:value-type="float" office:value="1.1666666666666667">
            <text:p>116.67%</text:p>
          </table:table-cell>
          <table:table-cell table:style-name="ACE-10" table:formula="of:=([.C148]-[.C147])/[.C147]" office:value-type="float" office:value="-0.0010066187016529655">
            <text:p>−0.10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9-08-13">
            <text:p>08/13/19</text:p>
          </table:table-cell>
          <table:table-cell table:style-name="ACE-4" office:value-type="float" office:value="2926.3200000000002">
            <text:p>2,926.32</text:p>
          </table:table-cell>
          <table:table-cell table:style-name="ACE-6" office:value-type="float" office:value="26279.91">
            <text:p>26,279.91 </text:p>
          </table:table-cell>
          <table:table-cell table:style-name="ACE-6" office:value-type="float" office:value="8016.3500000000004">
            <text:p>8,016.35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49]/[.I148]" office:value-type="float" office:value="1.1666666666666667">
            <text:p>116.67%</text:p>
          </table:table-cell>
          <table:table-cell table:style-name="ACE-10" table:formula="of:=([.C149]-[.C148])/[.C148]" office:value-type="float" office:value="-0.033558224271157677">
            <text:p>−3.3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9-09-09">
            <text:p>09/09/19</text:p>
          </table:table-cell>
          <table:table-cell table:style-name="ACE-4" office:value-type="float" office:value="2978.71">
            <text:p>2,978.71</text:p>
          </table:table-cell>
          <table:table-cell table:style-name="ACE-6" office:value-type="float" office:value="26797.459999999999">
            <text:p>26,797.46 </text:p>
          </table:table-cell>
          <table:table-cell table:style-name="ACE-6" office:value-type="float" office:value="8103.0699999999997">
            <text:p>8,103.0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50]/[.I149]" office:value-type="float" office:value="1.1666666666666667">
            <text:p>116.67%</text:p>
          </table:table-cell>
          <table:table-cell table:style-name="ACE-10" table:formula="of:=([.C150]-[.C149])/[.C149]" office:value-type="float" office:value="0.019693750853789046">
            <text:p>1.97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9-11-01">
            <text:p>11/01/19</text:p>
          </table:table-cell>
          <table:table-cell table:style-name="ACE-4" office:value-type="float" office:value="3066.9000000000001">
            <text:p>3,066.90</text:p>
          </table:table-cell>
          <table:table-cell table:style-name="ACE-6" office:value-type="float" office:value="27347.349999999999">
            <text:p>27,347.35 </text:p>
          </table:table-cell>
          <table:table-cell table:style-name="ACE-6" office:value-type="float" office:value="8386.3899999999994">
            <text:p>8,386.39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51]/[.I150]" office:value-type="float" office:value="1.1666666666666667">
            <text:p>116.67%</text:p>
          </table:table-cell>
          <table:table-cell table:style-name="ACE-10" table:formula="of:=([.C151]-[.C150])/[.C150]" office:value-type="float" office:value="0.020520228409707467">
            <text:p>2.05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9-11-04">
            <text:p>11/04/19</text:p>
          </table:table-cell>
          <table:table-cell table:style-name="ACE-4" office:value-type="float" office:value="3078.27">
            <text:p>3,078.27</text:p>
          </table:table-cell>
          <table:table-cell table:style-name="ACE-6" office:value-type="float" office:value="27462.099999999999">
            <text:p>27,462.10 </text:p>
          </table:table-cell>
          <table:table-cell table:style-name="ACE-6" office:value-type="float" office:value="8433.2000000000007">
            <text:p>8,433.2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52]/[.I151]" office:value-type="float" office:value="1.1666666666666667">
            <text:p>116.67%</text:p>
          </table:table-cell>
          <table:table-cell table:style-name="ACE-10" table:formula="of:=([.C152]-[.C151])/[.C151]" office:value-type="float" office:value="0.0041960189926994757">
            <text:p>0.42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9-11-07">
            <text:p>11/07/19</text:p>
          </table:table-cell>
          <table:table-cell table:style-name="ACE-4" office:value-type="float" office:value="3085.1700000000001">
            <text:p>3,085.17</text:p>
          </table:table-cell>
          <table:table-cell table:style-name="ACE-6" office:value-type="float" office:value="27674.799999999999">
            <text:p>27,674.80 </text:p>
          </table:table-cell>
          <table:table-cell table:style-name="ACE-6" office:value-type="float" office:value="8434.5100000000002">
            <text:p>8,434.51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53]/[.I152]" office:value-type="float" office:value="1.1666666666666667">
            <text:p>116.67%</text:p>
          </table:table-cell>
          <table:table-cell table:style-name="ACE-10" table:formula="of:=([.C153]-[.C152])/[.C152]" office:value-type="float" office:value="0.0077452197756180605">
            <text:p>0.77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9-11-15">
            <text:p>11/15/19</text:p>
          </table:table-cell>
          <table:table-cell table:style-name="ACE-4" office:value-type="float" office:value="3120.46">
            <text:p>3,120.46</text:p>
          </table:table-cell>
          <table:table-cell table:style-name="ACE-6" office:value-type="float" office:value="28004.889999999999">
            <text:p>28,004.89 </text:p>
          </table:table-cell>
          <table:table-cell table:style-name="ACE-6" office:value-type="float" office:value="8540.8199999999997">
            <text:p>8,540.82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54]/[.I153]" office:value-type="float" office:value="1.1666666666666667">
            <text:p>116.67%</text:p>
          </table:table-cell>
          <table:table-cell table:style-name="ACE-10" table:formula="of:=([.C154]-[.C153])/[.C153]" office:value-type="float" office:value="0.011927457470334028">
            <text:p>1.19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9-11-18">
            <text:p>11/18/19</text:p>
          </table:table-cell>
          <table:table-cell table:style-name="ACE-4" office:value-type="float" office:value="3122.0300000000002">
            <text:p>3,122.03</text:p>
          </table:table-cell>
          <table:table-cell table:style-name="ACE-6" office:value-type="float" office:value="28036.220000000001">
            <text:p>28,036.22 </text:p>
          </table:table-cell>
          <table:table-cell table:style-name="ACE-6" office:value-type="float" office:value="8549.9300000000003">
            <text:p>8,549.93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55]/[.I154]" office:value-type="float" office:value="1.1666666666666667">
            <text:p>116.67%</text:p>
          </table:table-cell>
          <table:table-cell table:style-name="ACE-10" table:formula="of:=([.C155]-[.C154])/[.C154]" office:value-type="float" office:value="0.0011187331926674857">
            <text:p>0.11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9-12-02">
            <text:p>12/02/19</text:p>
          </table:table-cell>
          <table:table-cell table:style-name="ACE-4" office:value-type="float" office:value="3113.8699999999999">
            <text:p>3,113.87</text:p>
          </table:table-cell>
          <table:table-cell table:style-name="ACE-6" office:value-type="float" office:value="27783.029999999999">
            <text:p>27,783.03 </text:p>
          </table:table-cell>
          <table:table-cell table:style-name="ACE-6" office:value-type="float" office:value="8567.9799999999996">
            <text:p>8,567.98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56]/[.I155]" office:value-type="float" office:value="1.1666666666666667">
            <text:p>116.67%</text:p>
          </table:table-cell>
          <table:table-cell table:style-name="ACE-10" table:formula="of:=([.C156]-[.C155])/[.C155]" office:value-type="float" office:value="-0.0090308179918691719">
            <text:p>−0.90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9-12-06">
            <text:p>12/06/19</text:p>
          </table:table-cell>
          <table:table-cell table:style-name="ACE-4" office:value-type="float" office:value="3145.9000000000001">
            <text:p>3,145.90</text:p>
          </table:table-cell>
          <table:table-cell table:style-name="ACE-6" office:value-type="float" office:value="28015.060000000001">
            <text:p>28,015.06 </text:p>
          </table:table-cell>
          <table:table-cell table:style-name="ACE-6" office:value-type="float" office:value="8656.5200000000004">
            <text:p>8,656.52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57]/[.I156]" office:value-type="float" office:value="1.1666666666666667">
            <text:p>116.67%</text:p>
          </table:table-cell>
          <table:table-cell table:style-name="ACE-10" table:formula="of:=([.C157]-[.C156])/[.C156]" office:value-type="float" office:value="0.0083515008982102557">
            <text:p>0.84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9-12-27">
            <text:p>12/27/19</text:p>
          </table:table-cell>
          <table:table-cell table:style-name="ACE-4" office:value-type="float" office:value="3240.1500000000001">
            <text:p>3,240.15</text:p>
          </table:table-cell>
          <table:table-cell table:style-name="ACE-6" office:value-type="float" office:value="28652.709999999999">
            <text:p>28,652.71 </text:p>
          </table:table-cell>
          <table:table-cell table:style-name="ACE-6" office:value-type="float" office:value="9009.6900000000005">
            <text:p>9,009.69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58]/[.I157]" office:value-type="float" office:value="1.1666666666666667">
            <text:p>116.67%</text:p>
          </table:table-cell>
          <table:table-cell table:style-name="ACE-10" table:formula="of:=([.C158]-[.C157])/[.C157]" office:value-type="float" office:value="0.022760972134273416">
            <text:p>2.28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19-12-31">
            <text:p>12/31/19</text:p>
          </table:table-cell>
          <table:table-cell table:style-name="ACE-4" office:value-type="float" office:value="3230.7800000000002">
            <text:p>3,230.78</text:p>
          </table:table-cell>
          <table:table-cell table:style-name="ACE-6" office:value-type="float" office:value="28538.43">
            <text:p>28,538.43 </text:p>
          </table:table-cell>
          <table:table-cell table:style-name="ACE-6" office:value-type="float" office:value="8972.6000000000004">
            <text:p>8,972.6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59]/[.I158]" office:value-type="float" office:value="1.1666666666666667">
            <text:p>116.67%</text:p>
          </table:table-cell>
          <table:table-cell table:style-name="ACE-10" table:formula="of:=([.C159]-[.C158])/[.C158]" office:value-type="float" office:value="-0.0039884534482078253">
            <text:p>−0.40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20-01-02">
            <text:p>01/02/20</text:p>
          </table:table-cell>
          <table:table-cell table:style-name="ACE-4" office:value-type="float" office:value="3257.8499999999999">
            <text:p>3,257.85</text:p>
          </table:table-cell>
          <table:table-cell table:style-name="ACE-6" office:value-type="float" office:value="28868.799999999999">
            <text:p>28,868.80 </text:p>
          </table:table-cell>
          <table:table-cell table:style-name="ACE-6" office:value-type="float" office:value="9092.1800000000003">
            <text:p>9,092.18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60]/[.I159]" office:value-type="float" office:value="1.1666666666666667">
            <text:p>116.67%</text:p>
          </table:table-cell>
          <table:table-cell table:style-name="ACE-10" table:formula="of:=([.C160]-[.C159])/[.C159]" office:value-type="float" office:value="0.011576320070865811">
            <text:p>1.1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20-01-10">
            <text:p>01/10/20</text:p>
          </table:table-cell>
          <table:table-cell table:style-name="ACE-4" office:value-type="float" office:value="3265.3499999999999">
            <text:p>3,265.35</text:p>
          </table:table-cell>
          <table:table-cell table:style-name="ACE-6" office:value-type="float" office:value="28823.759999999998">
            <text:p>28,823.76 </text:p>
          </table:table-cell>
          <table:table-cell table:style-name="ACE-6" office:value-type="float" office:value="9178.8600000000006">
            <text:p>9,178.86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61]/[.I160]" office:value-type="float" office:value="1.1666666666666667">
            <text:p>116.67%</text:p>
          </table:table-cell>
          <table:table-cell table:style-name="ACE-10" table:formula="of:=([.C161]-[.C160])/[.C160]" office:value-type="float" office:value="-0.0015601618356149503">
            <text:p>−0.1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20-01-22">
            <text:p>01/22/20</text:p>
          </table:table-cell>
          <table:table-cell table:style-name="ACE-4" office:value-type="float" office:value="3321.75">
            <text:p>3,321.75</text:p>
          </table:table-cell>
          <table:table-cell table:style-name="ACE-6" office:value-type="float" office:value="29186.259999999998">
            <text:p>29,186.26 </text:p>
          </table:table-cell>
          <table:table-cell table:style-name="ACE-6" office:value-type="float" office:value="9383.7600000000002">
            <text:p>9,383.76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62]/[.I161]" office:value-type="float" office:value="1.1666666666666667">
            <text:p>116.67%</text:p>
          </table:table-cell>
          <table:table-cell table:style-name="ACE-10" table:formula="of:=([.C162]-[.C161])/[.C161]" office:value-type="float" office:value="0.012576430000804892">
            <text:p>1.2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20-02-05">
            <text:p>02/05/20</text:p>
          </table:table-cell>
          <table:table-cell table:style-name="ACE-4" office:value-type="float" office:value="3334.6799999999998">
            <text:p>3,334.68</text:p>
          </table:table-cell>
          <table:table-cell table:style-name="ACE-6" office:value-type="float" office:value="29290.84">
            <text:p>29,290.84 </text:p>
          </table:table-cell>
          <table:table-cell table:style-name="ACE-6" office:value-type="float" office:value="9508.6800000000003">
            <text:p>9,508.68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63]/[.I162]" office:value-type="float" office:value="1.1666666666666667">
            <text:p>116.67%</text:p>
          </table:table-cell>
          <table:table-cell table:style-name="ACE-10" table:formula="of:=([.C163]-[.C162])/[.C162]" office:value-type="float" office:value="0.0035831929133777933">
            <text:p>0.3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20-02-06">
            <text:p>02/06/20</text:p>
          </table:table-cell>
          <table:table-cell table:style-name="ACE-4" office:value-type="float" office:value="3445.7800000000002">
            <text:p>3,445.78</text:p>
          </table:table-cell>
          <table:table-cell table:style-name="ACE-6" office:value-type="float" office:value="29379.759999999998">
            <text:p>29,379.76 </text:p>
          </table:table-cell>
          <table:table-cell table:style-name="ACE-6" office:value-type="float" office:value="9572.1499999999996">
            <text:p>9,572.15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64]/[.I163]" office:value-type="float" office:value="1.1666666666666667">
            <text:p>116.67%</text:p>
          </table:table-cell>
          <table:table-cell table:style-name="ACE-10" table:formula="of:=([.C164]-[.C163])/[.C163]" office:value-type="float" office:value="0.0030357613506474465">
            <text:p>0.30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20-02-14">
            <text:p>02/14/20</text:p>
          </table:table-cell>
          <table:table-cell table:style-name="ACE-4" office:value-type="float" office:value="3380.1500000000001">
            <text:p>3,380.15</text:p>
          </table:table-cell>
          <table:table-cell table:style-name="ACE-6" office:value-type="float" office:value="29398.080000000002">
            <text:p>29,398.08 </text:p>
          </table:table-cell>
          <table:table-cell table:style-name="ACE-6" office:value-type="float" office:value="9731.1700000000001">
            <text:p>9,731.1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65]/[.I164]" office:value-type="float" office:value="1.1666666666666667">
            <text:p>116.67%</text:p>
          </table:table-cell>
          <table:table-cell table:style-name="ACE-10" table:formula="of:=([.C165]-[.C164])/[.C164]" office:value-type="float" office:value="0.00062355853145169826">
            <text:p>0.06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20-02-26">
            <text:p>02/26/20</text:p>
          </table:table-cell>
          <table:table-cell table:style-name="ACE-4" office:value-type="float" office:value="3116.3800000000001">
            <text:p>3,116.38</text:p>
          </table:table-cell>
          <table:table-cell table:style-name="ACE-6" office:value-type="float" office:value="26957.580000000002">
            <text:p>26,957.58 </text:p>
          </table:table-cell>
          <table:table-cell table:style-name="ACE-6" office:value-type="float" office:value="8980.7700000000004">
            <text:p>8,980.7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66]/[.I165]" office:value-type="float" office:value="1.1666666666666667">
            <text:p>116.67%</text:p>
          </table:table-cell>
          <table:table-cell table:style-name="ACE-10" table:formula="of:=([.C166]-[.C165])/[.C165]" office:value-type="float" office:value="-0.083015625510237404">
            <text:p>−8.30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20-02-28">
            <text:p>02/28/20</text:p>
          </table:table-cell>
          <table:table-cell table:style-name="ACE-4" office:value-type="float" office:value="2954.2199999999998">
            <text:p>2,954.22</text:p>
          </table:table-cell>
          <table:table-cell table:style-name="ACE-6" office:value-type="float" office:value="25409.349999999999">
            <text:p>25,409.35 </text:p>
          </table:table-cell>
          <table:table-cell table:style-name="ACE-6" office:value-type="float" office:value="8567.3600000000006">
            <text:p>8,567.36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67]/[.I166]" office:value-type="float" office:value="1.1666666666666667">
            <text:p>116.67%</text:p>
          </table:table-cell>
          <table:table-cell table:style-name="ACE-10" table:formula="of:=([.C167]-[.C166])/[.C166]" office:value-type="float" office:value="-0.057432084037217106">
            <text:p>−5.74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20-03-16">
            <text:p>03/16/20</text:p>
          </table:table-cell>
          <table:table-cell table:style-name="ACE-4" office:value-type="float" office:value="2386.1199999999999">
            <text:p>2,386.12</text:p>
          </table:table-cell>
          <table:table-cell table:style-name="ACE-6" office:value-type="float" office:value="20188.509999999998">
            <text:p>20,188.51 </text:p>
          </table:table-cell>
          <table:table-cell table:style-name="ACE-6" office:value-type="float" office:value="6904.5900000000001">
            <text:p>6,904.59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68]/[.I167]" office:value-type="float" office:value="1.1666666666666667">
            <text:p>116.67%</text:p>
          </table:table-cell>
          <table:table-cell table:style-name="ACE-10" table:formula="of:=([.C168]-[.C167])/[.C167]" office:value-type="float" office:value="-0.2054692465568777">
            <text:p>−20.55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20-03-29">
            <text:p>03/29/20</text:p>
          </table:table-cell>
          <table:table-cell table:style-name="ACE-4" office:value-type="float" office:value="2541.4699999999998">
            <text:p>2,541.47</text:p>
          </table:table-cell>
          <table:table-cell table:style-name="ACE-6" office:value-type="float" office:value="21636.77">
            <text:p>21,636.77 </text:p>
          </table:table-cell>
          <table:table-cell table:style-name="ACE-6" office:value-type="float" office:value="7502.3699999999999">
            <text:p>7,502.37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69]/[.I168]" office:value-type="float" office:value="1.1666666666666667">
            <text:p>116.67%</text:p>
          </table:table-cell>
          <table:table-cell table:style-name="ACE-10" table:formula="of:=([.C169]-[.C168])/[.C168]" office:value-type="float" office:value="0.071736844373359018">
            <text:p>7.17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20-04-09">
            <text:p>04/09/20</text:p>
          </table:table-cell>
          <table:table-cell table:style-name="ACE-4" office:value-type="float" office:value="2749.98">
            <text:p>2,749.98</text:p>
          </table:table-cell>
          <table:table-cell table:style-name="ACE-6" office:value-type="float" office:value="23433.57">
            <text:p>23,433.57 </text:p>
          </table:table-cell>
          <table:table-cell table:style-name="ACE-6" office:value-type="float" office:value="8090.8999999999996">
            <text:p>8,090.9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70]/[.I169]" office:value-type="float" office:value="1.1666666666666667">
            <text:p>116.67%</text:p>
          </table:table-cell>
          <table:table-cell table:style-name="ACE-10" table:formula="of:=([.C170]-[.C169])/[.C169]" office:value-type="float" office:value="0.083043818462737243">
            <text:p>8.30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20-05-15">
            <text:p>05/15/20</text:p>
          </table:table-cell>
          <table:table-cell table:style-name="ACE-4" office:value-type="float" office:value="2863.6999999999998">
            <text:p>2,863.70</text:p>
          </table:table-cell>
          <table:table-cell table:style-name="ACE-6" office:value-type="float" office:value="23685.41">
            <text:p>23,685.41 </text:p>
          </table:table-cell>
          <table:table-cell table:style-name="ACE-6" office:value-type="float" office:value="9014.5499999999993">
            <text:p>9,014.55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71]/[.I170]" office:value-type="float" office:value="1.1666666666666667">
            <text:p>116.67%</text:p>
          </table:table-cell>
          <table:table-cell table:style-name="ACE-10" table:formula="of:=([.C171]-[.C170])/[.C170]" office:value-type="float" office:value="0.010746975386166093">
            <text:p>1.07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20-07-13">
            <text:p>07/13/20</text:p>
          </table:table-cell>
          <table:table-cell table:style-name="ACE-4" office:value-type="float" office:value="3155.2199999999998">
            <text:p>3,155.22</text:p>
          </table:table-cell>
          <table:table-cell table:style-name="ACE-6" office:value-type="float" office:value="26085.799999999999">
            <text:p>26,085.80 </text:p>
          </table:table-cell>
          <table:table-cell table:style-name="ACE-6" office:value-type="float" office:value="10390.84">
            <text:p>10,390.84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72]/[.I171]" office:value-type="float" office:value="1.1666666666666667">
            <text:p>116.67%</text:p>
          </table:table-cell>
          <table:table-cell table:style-name="ACE-10" table:formula="of:=([.C172]-[.C171])/[.C171]" office:value-type="float" office:value="0.10134466745561928">
            <text:p>10.13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20-07-15">
            <text:p>07/15/20</text:p>
          </table:table-cell>
          <table:table-cell table:style-name="ACE-4" office:value-type="float" office:value="3226.5599999999999">
            <text:p>3,226.56</text:p>
          </table:table-cell>
          <table:table-cell table:style-name="ACE-6" office:value-type="float" office:value="26870.09">
            <text:p>26,870.09 </text:p>
          </table:table-cell>
          <table:table-cell table:style-name="ACE-6" office:value-type="float" office:value="10550.49">
            <text:p>10,550.49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73]/[.I172]" office:value-type="float" office:value="1.1666666666666667">
            <text:p>116.67%</text:p>
          </table:table-cell>
          <table:table-cell table:style-name="ACE-10" table:formula="of:=([.C173]-[.C172])/[.C172]" office:value-type="float" office:value="0.030065782916375995">
            <text:p>3.01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20-07-13">
            <text:p>07/13/20</text:p>
          </table:table-cell>
          <table:table-cell table:style-name="ACE-4" office:value-type="float" office:value="3155.2199999999998">
            <text:p>3,155.22</text:p>
          </table:table-cell>
          <table:table-cell table:style-name="ACE-6" office:value-type="float" office:value="26085.799999999999">
            <text:p>26,085.80 </text:p>
          </table:table-cell>
          <table:table-cell table:style-name="ACE-6" office:value-type="float" office:value="10390.84">
            <text:p>10,390.84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74]/[.I173]" office:value-type="float" office:value="1.1666666666666667">
            <text:p>116.67%</text:p>
          </table:table-cell>
          <table:table-cell table:style-name="ACE-10" table:formula="of:=([.C174]-[.C173])/[.C173]" office:value-type="float" office:value="-0.029188216340176043">
            <text:p>−2.92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20-07-23">
            <text:p>07/23/20</text:p>
          </table:table-cell>
          <table:table-cell table:style-name="ACE-4" office:value-type="float" office:value="3235.6500000000001">
            <text:p>3,235.65</text:p>
          </table:table-cell>
          <table:table-cell table:style-name="ACE-6" office:value-type="float" office:value="26652.330000000002">
            <text:p>26,652.33 </text:p>
          </table:table-cell>
          <table:table-cell table:style-name="ACE-6" office:value-type="float" office:value="10461.41">
            <text:p>10,461.41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75]/[.I174]" office:value-type="float" office:value="1.1666666666666667">
            <text:p>116.67%</text:p>
          </table:table-cell>
          <table:table-cell table:style-name="ACE-10" table:formula="of:=([.C175]-[.C174])/[.C174]" office:value-type="float" office:value="0.021717946162279955">
            <text:p>2.17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20-08-13">
            <text:p>08/13/20</text:p>
          </table:table-cell>
          <table:table-cell table:style-name="ACE-4" office:value-type="float" office:value="3373.4200000000001">
            <text:p>3,373.42</text:p>
          </table:table-cell>
          <table:table-cell table:style-name="ACE-6" office:value-type="float" office:value="27896.720000000001">
            <text:p>27,896.72 </text:p>
          </table:table-cell>
          <table:table-cell table:style-name="ACE-6" office:value-type="float" office:value="11042.5">
            <text:p>11,042.5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76]/[.I175]" office:value-type="float" office:value="1.1666666666666667">
            <text:p>116.67%</text:p>
          </table:table-cell>
          <table:table-cell table:style-name="ACE-10" table:formula="of:=([.C176]-[.C175])/[.C175]" office:value-type="float" office:value="0.046689726564244076">
            <text:p>4.67%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date" office:date-value="2020-08-21">
            <text:p>08/21/20</text:p>
          </table:table-cell>
          <table:table-cell table:style-name="ACE-4" office:value-type="float" office:value="3397.1500000000001">
            <text:p>3,397.15</text:p>
          </table:table-cell>
          <table:table-cell table:style-name="ACE-6" office:value-type="float" office:value="27930.330000000002">
            <text:p>27,930.33 </text:p>
          </table:table-cell>
          <table:table-cell table:style-name="ACE-6" office:value-type="float" office:value="11311.799999999999">
            <text:p>11,311.80 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5">
            <text:p>15.00</text:p>
          </table:table-cell>
          <table:table-cell table:style-name="ACE-2" office:value-type="float" office:value="20">
            <text:p>20.00</text:p>
          </table:table-cell>
          <table:table-cell table:style-name="ACE-2" office:value-type="float" office:value="25">
            <text:p>25.00</text:p>
          </table:table-cell>
          <table:table-cell table:style-name="ACE-2" office:value-type="float" office:value="30">
            <text:p>30.00</text:p>
          </table:table-cell>
          <table:table-cell table:style-name="ACE-2" office:value-type="float" office:value="35">
            <text:p>35.00</text:p>
          </table:table-cell>
          <table:table-cell table:style-name="ACE-10" table:formula="of:=[.J177]/[.I176]" office:value-type="float" office:value="1.1666666666666667">
            <text:p>116.67%</text:p>
          </table:table-cell>
          <table:table-cell table:style-name="ACE-10" table:formula="of:=([.C177]-[.C176])/[.C176]" office:value-type="float" office:value="0.0012048011379115747">
            <text:p>0.12%</text:p>
          </table:table-cell>
          <table:table-cell table:number-columns-repeated="116" table:style-name="Gnumeric-default"/>
        </table:table-row>
        <table:table-row table:style-name="AROW-1">
          <table:table-cell table:style-name="ACE-1" office:value-type="string" office:string-value="-">
            <text:p>-​-​-​-​-​-​-​-​-​-​-​-​-​-​-​-​-​-​-​-</text:p>
          </table:table-cell>
          <table:table-cell table:style-name="ACE-5" office:value-type="string" office:string-value="-">
            <text:p>-​-​-​-​-​-​-​-​-​-​-​-​-​-​-​-​-​-​-​-</text:p>
          </table:table-cell>
          <table:table-cell table:style-name="ACE-7" office:value-type="string" office:string-value="-">
            <text:p>-​-​-​-​-​-​-​-​-​-​-​-​-​-​-​-​-​-​-​-</text:p>
          </table:table-cell>
          <table:table-cell table:style-name="ACE-7" office:value-type="string" office:string-value="-">
            <text:p>-​-​-​-​-​-​-​-​-​-​-​-​-​-​-​-​-​-​-​-</text:p>
          </table:table-cell>
          <table:table-cell table:style-name="ACE-3" office:value-type="string" office:string-value="-">
            <text:p>-​-​-​-​-​-​-​-​-​-​-​-​-​-​-​-​-​-​-​-</text:p>
          </table:table-cell>
          <table:table-cell table:style-name="ACE-3" office:value-type="string" office:string-value="-">
            <text:p>-​-​-​-​-​-​-​-​-​-​-​-​-​-​-​-​-​-​-​-</text:p>
          </table:table-cell>
          <table:table-cell table:style-name="ACE-3" office:value-type="string" office:string-value="-">
            <text:p>-​-​-​-​-​-​-​-​-​-​-​-​-​-​-​-​-​-​-​-</text:p>
          </table:table-cell>
          <table:table-cell table:style-name="ACE-3" office:value-type="string" office:string-value="-">
            <text:p>-​-​-​-​-​-​-​-​-​-​-​-​-​-​-​-​-​-​-​-​-​-​-​-</text:p>
          </table:table-cell>
          <table:table-cell table:style-name="ACE-3" office:value-type="string" office:string-value="-">
            <text:p>-​-​-​-​-​-​-​-​-​-​-​-​-​-​-​-​-​-​-​-</text:p>
          </table:table-cell>
          <table:table-cell table:style-name="ACE-3" office:value-type="string" office:string-value="-">
            <text:p>-​-​-​-​-​-​-​-​-​-​-​-​-​-​-​-​-​-​-​-</text:p>
          </table:table-cell>
          <table:table-cell table:style-name="ACE-12" office:value-type="string" office:string-value="-">
            <text:p>-​-​-​-​-​-​-​-​-​-​-​-​-​-​-​-​-​-​-​-</text:p>
          </table:table-cell>
          <table:table-cell table:style-name="ACE-12" office:value-type="string" office:string-value="-">
            <text:p>-​-​-​-​-​-​-​-​-​-​-​-​-​-​-​-​-​-​-​-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string">
            <text:p>Maximum:</text:p>
          </table:table-cell>
          <table:table-cell table:style-name="ACE-4" table:formula="of:=MAX([.B2:.B178])" office:value-type="float" office:value="3445.7800000000002">
            <text:p>3,445.78</text:p>
          </table:table-cell>
          <table:table-cell table:style-name="ACE-4" table:formula="of:=MAX([.C2:.C178])" office:value-type="float" office:value="29398.080000000002">
            <text:p>29,398.08</text:p>
          </table:table-cell>
          <table:table-cell table:style-name="ACE-4" table:formula="of:=MAX([.D2:.D178])" office:value-type="float" office:value="11311.799999999999">
            <text:p>11,311.80</text:p>
          </table:table-cell>
          <table:table-cell table:style-name="ACE-2" table:formula="of:=MAX([.E2:.E145])" office:value-type="float" office:value="10">
            <text:p>10.00</text:p>
          </table:table-cell>
          <table:table-cell table:style-name="ACE-2" table:formula="of:=MAX([.F2:.F178])" office:value-type="float" office:value="15">
            <text:p>15.00</text:p>
          </table:table-cell>
          <table:table-cell table:style-name="ACE-2" table:formula="of:=MAX([.G2:.G178])" office:value-type="float" office:value="20">
            <text:p>20.00</text:p>
          </table:table-cell>
          <table:table-cell table:style-name="ACE-2" table:formula="of:=MAX([.H2:.H178])" office:value-type="float" office:value="25">
            <text:p>25.00</text:p>
          </table:table-cell>
          <table:table-cell table:style-name="ACE-2" table:formula="of:=MAX([.I2:.I178])" office:value-type="float" office:value="30">
            <text:p>30.00</text:p>
          </table:table-cell>
          <table:table-cell table:style-name="ACE-2"/>
          <table:table-cell table:style-name="ACE-11"/>
          <table:table-cell table:style-name="ACE-10" office:value-type="string">
            <text:p><text:s/></text:p>
          </table:table-cell>
          <table:table-cell table:number-columns-repeated="116" table:style-name="Gnumeric-default"/>
        </table:table-row>
        <table:table-row table:style-name="AROW-1">
          <table:table-cell table:style-name="ACE-0" office:value-type="string">
            <text:p>Difference:</text:p>
          </table:table-cell>
          <table:table-cell table:style-name="ACE-6" table:formula="of:=INDIRECT(ADDRESS(CELL(&quot;row&quot;;[.B179])-2;CELL(&quot;col&quot;;[.B179]);4))-[.B179]" office:value-type="float" office:value="-48.630000000000109">
            <text:p>(48.63)</text:p>
          </table:table-cell>
          <table:table-cell table:style-name="ACE-6" table:formula="of:=INDIRECT(ADDRESS(CELL(&quot;row&quot;;[.C179])-2;CELL(&quot;col&quot;;[.C179]);4))-[.C179]" office:value-type="float" office:value="-1467.75">
            <text:p>(1,467.75)</text:p>
          </table:table-cell>
          <table:table-cell table:style-name="ACE-6" table:formula="of:=INDIRECT(ADDRESS(CELL(&quot;row&quot;;[.D179])-2;CELL(&quot;col&quot;;[.D179]);4))-[.D179]" office:value-type="float" office:value="0">
            <text:p>0.00 </text:p>
          </table:table-cell>
          <table:table-cell table:style-name="ACE-2" table:formula="of:=INDIRECT(ADDRESS(CELL(&quot;row&quot;;[.E179])-2;CELL(&quot;col&quot;;[.E179]);4))-[.E179]" office:value-type="float" office:value="0">
            <text:p>0.00</text:p>
          </table:table-cell>
          <table:table-cell table:style-name="ACE-2" table:formula="of:=INDIRECT(ADDRESS(CELL(&quot;row&quot;;[.F179])-2;CELL(&quot;col&quot;;[.F179]);4))-[.F179]" office:value-type="float" office:value="0">
            <text:p>0.00</text:p>
          </table:table-cell>
          <table:table-cell table:style-name="ACE-2" table:formula="of:=INDIRECT(ADDRESS(CELL(&quot;row&quot;;[.G179])-2;CELL(&quot;col&quot;;[.G179]);4))-[.G179]" office:value-type="float" office:value="0">
            <text:p>0.00</text:p>
          </table:table-cell>
          <table:table-cell table:style-name="ACE-2" table:formula="of:=INDIRECT(ADDRESS(CELL(&quot;row&quot;;[.H179])-2;CELL(&quot;col&quot;;[.H179]);4))-[.H179]" office:value-type="float" office:value="0">
            <text:p>0.00</text:p>
          </table:table-cell>
          <table:table-cell table:style-name="ACE-2" table:formula="of:=INDIRECT(ADDRESS(CELL(&quot;row&quot;;[.I179])-2;CELL(&quot;col&quot;;[.I179]);4))-[.I179]" office:value-type="float" office:value="0">
            <text:p>0.00</text:p>
          </table:table-cell>
          <table:table-cell table:style-name="ACE-2"/>
          <table:table-cell table:style-name="ACE-11"/>
          <table:table-cell table:style-name="ACE-10"/>
          <table:table-cell table:number-columns-repeated="116" table:style-name="Gnumeric-default"/>
        </table:table-row>
        <table:table-row table:style-name="AROW-1">
          <table:table-cell table:style-name="ACE-0"/>
          <table:table-cell table:style-name="ACE-4"/>
          <table:table-cell table:number-columns-repeated="2" table:style-name="ACE-6"/>
          <table:table-cell table:style-name="ACE-2" office:value-type="string">
            <text:p><text:s/></text:p>
          </table:table-cell>
          <table:table-cell table:number-columns-repeated="3" table:style-name="ACE-2"/>
          <table:table-cell table:style-name="ACE-2" office:value-type="string">
            <text:p><text:s/></text:p>
          </table:table-cell>
          <table:table-cell table:style-name="ACE-2" office:value-type="string">
            <text:p><text:s/></text:p>
          </table:table-cell>
          <table:table-cell table:style-name="ACE-11"/>
          <table:table-cell table:style-name="ACE-10" office:value-type="string">
            <text:p><text:s/></text:p>
          </table:table-cell>
          <table:table-cell table:number-columns-repeated="116" table:style-name="Gnumeric-default"/>
        </table:table-row>
        <table:table-row table:style-name="AROW-1">
          <table:table-cell table:style-name="ACE-0"/>
          <table:table-cell table:style-name="ACE-4"/>
          <table:table-cell table:number-columns-repeated="2" table:style-name="ACE-6"/>
          <table:table-cell table:number-columns-repeated="2" table:style-name="ACE-2"/>
          <table:table-cell table:style-name="ACE-2" office:value-type="string">
            <text:p><text:s/></text:p>
          </table:table-cell>
          <table:table-cell table:style-name="ACE-2"/>
          <table:table-cell table:style-name="ACE-2" office:value-type="string">
            <text:p><text:s/></text:p>
          </table:table-cell>
          <table:table-cell table:style-name="ACE-2" office:value-type="string">
            <text:p><text:s/></text:p>
          </table:table-cell>
          <table:table-cell table:number-columns-repeated="2" table:style-name="ACE-10"/>
          <table:table-cell table:number-columns-repeated="116" table:style-name="Gnumeric-default"/>
        </table:table-row>
        <table:table-row table:style-name="AROW-1">
          <table:table-cell table:style-name="ACE-0"/>
          <table:table-cell table:style-name="ACE-4"/>
          <table:table-cell table:number-columns-repeated="2" table:style-name="ACE-6"/>
          <table:table-cell table:number-columns-repeated="6" table:style-name="ACE-2"/>
          <table:table-cell table:style-name="ACE-10" office:value-type="string">
            <text:p><text:s/></text:p>
          </table:table-cell>
          <table:table-cell table:style-name="ACE-10"/>
          <table:table-cell table:number-columns-repeated="116" table:style-name="Gnumeric-default"/>
        </table:table-row>
        <table:table-row table:style-name="AROW-0" table:number-rows-repeated="73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8" gnm:cursor-row="176">
          <gnm:selection gnm:start-col="8" gnm:start-row="176" gnm:end-col="8" gnm:end-row="17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date-style style:name="ND-0-0" number:format-source="fixed">
      <number:month number:possessive-form="false" number:textual="false" number:style="long"/>
      <number:text>/</number:text>
      <number:day number:style="long"/>
      <number:text>/</number:text>
      <number:year number:style="short" number:calendar="gregorian"/>
    </number:date-style>
    <number:text-style style:name="ND-0">
      <number:text-content/>
      <style:map style:condition="value()&gt;0" style:apply-style-name="ND-0-0"/>
    </number:text-style>
    <number:number-style style:name="ND-1">
      <number:number number:decimal-places="2" number:grouping="true" number:min-integer-digits="1"/>
    </number:number-style>
    <number:currency-style style:name="ND-2-0">
      <number:number number:decimal-places="2" number:grouping="true" number:min-integer-digits="1"/>
      <number:text> </number:text>
    </number:currency-style>
    <number:number-style style:name="ND-2">
      <style:text-properties fo:color="#FF0000"/>
      <number:text>(</number:text>
      <number:number number:decimal-places="2" number:grouping="true" number:min-integer-digits="1"/>
      <number:text>)</number:text>
      <style:map style:condition="value()&gt;=0" style:apply-style-name="ND-2-0"/>
    </number:number-style>
    <number:percentage-style style:name="ND-3">
      <number:number number:decimal-places="2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61599999999998pt" svg:height="21.261599999999998pt" style:dynamic-spacing="true"/>
      </style:header-style>
      <style:footer-style>
        <style:header-footer-properties fo:border="none" style:shadow="none" fo:padding="0pt" fo:margin="0pt" fo:min-height="21.261599999999998pt" svg:height="21.26159999999999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11-04T16:39:22Z</dc:date>
    <meta:creation-date>2020-08-23T00:28:57Z</meta:creation-date>
    <meta:editing-cycles>4</meta:editing-cycles>
    <meta:editing-duration>PT25M5S</meta:editing-duration>
    <meta:generator>gnumeric/1.12.17</meta:generator>
  </office:meta>
</office:document-meta>
</file>